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automatic-styles>
    <style:style style:name="Table1" style:family="table">
      <style:table-properties style:width="7.2681in" table:align="margins"/>
    </style:style>
    <style:style style:name="Table1.A" style:family="table-column">
      <style:table-column-properties style:column-width="1.8035in" style:rel-column-width="16262*"/>
    </style:style>
    <style:style style:name="Table1.B" style:family="table-column">
      <style:table-column-properties style:column-width="2.0424in" style:rel-column-width="18413*"/>
    </style:style>
    <style:style style:name="Table1.C" style:family="table-column">
      <style:table-column-properties style:column-width="3.4222in" style:rel-column-width="30860*"/>
    </style:style>
    <style:style style:name="Table1.A1" style:family="table-cell">
      <style:table-cell-properties style:vertical-align="middle" fo:padding="0.0201in" fo:border="none"/>
    </style:style>
    <style:style style:name="Table2" style:family="table">
      <style:table-properties style:width="7.268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9681in" style:rel-column-width="17745*"/>
    </style:style>
    <style:style style:name="Table2.B" style:family="table-column">
      <style:table-column-properties style:column-width="2.4486in" style:rel-column-width="22078*"/>
    </style:style>
    <style:style style:name="Table2.C" style:family="table-column">
      <style:table-column-properties style:column-width="2.8514in" style:rel-column-width="2571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2.B1" style:family="table-cell">
      <style:table-cell-properties style:vertical-align="middle" fo:padding="0.0194in" fo:border="none"/>
    </style:style>
    <style:style style:name="Table2.C1" style:family="table-cell">
      <style:table-cell-properties style:vertical-align="middle" fo:padding="0.0194in" fo:border="none"/>
    </style:style>
    <style:style style:name="Table2.B2" style:family="table-cell">
      <style:table-cell-properties style:vertical-align="middle" fo:padding="0.0194in" fo:border="none"/>
    </style:style>
    <style:style style:name="Table2.C2" style:family="table-cell">
      <style:table-cell-properties style:vertical-align="middle" fo:padding="0.0194in" fo:border="none"/>
    </style:style>
    <style:style style:name="Table2.B3" style:family="table-cell">
      <style:table-cell-properties style:vertical-align="middle" fo:padding="0.0194in" fo:border="none"/>
    </style:style>
    <style:style style:name="Table2.C3" style:family="table-cell">
      <style:table-cell-properties style:vertical-align="middle" fo:padding="0.0194in" fo:border="none"/>
    </style:style>
    <style:style style:name="Table2.B4" style:family="table-cell">
      <style:table-cell-properties style:vertical-align="middle" fo:padding="0.0194in" fo:border="none"/>
    </style:style>
    <style:style style:name="Table2.C4" style:family="table-cell">
      <style:table-cell-properties style:vertical-align="middle" fo:padding="0.0194in" fo:border="none"/>
    </style:style>
    <style:style style:name="Table2.B5" style:family="table-cell">
      <style:table-cell-properties style:vertical-align="middle" fo:padding="0.0194in" fo:border="none"/>
    </style:style>
    <style:style style:name="Table2.C5" style:family="table-cell">
      <style:table-cell-properties style:vertical-align="middle" fo:padding="0.0194in" fo:border="none"/>
    </style:style>
    <style:style style:name="Table2.B6" style:family="table-cell">
      <style:table-cell-properties style:vertical-align="middle" fo:padding="0.0194in" fo:border="none"/>
    </style:style>
    <style:style style:name="Table2.C6" style:family="table-cell">
      <style:table-cell-properties style:vertical-align="middle" fo:padding="0.0194in" fo:border="none"/>
    </style:style>
    <style:style style:name="Table2.B7" style:family="table-cell">
      <style:table-cell-properties style:vertical-align="middle" fo:padding="0.0194in" fo:border="none"/>
    </style:style>
    <style:style style:name="Table2.C7" style:family="table-cell">
      <style:table-cell-properties style:vertical-align="middle" fo:padding="0.0194in" fo:border="none"/>
    </style:style>
    <style:style style:name="Table3" style:family="table">
      <style:table-properties style:width="7.2681in" table:align="margins"/>
    </style:style>
    <style:style style:name="Table3.A" style:family="table-column">
      <style:table-column-properties style:column-width="1.9757in" style:rel-column-width="17815*"/>
    </style:style>
    <style:style style:name="Table3.B" style:family="table-column">
      <style:table-column-properties style:column-width="2.4451in" style:rel-column-width="22046*"/>
    </style:style>
    <style:style style:name="Table3.C" style:family="table-column">
      <style:table-column-properties style:column-width="2.8472in" style:rel-column-width="25674*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font-name="Ubuntu" fo:font-size="16pt" fo:language="zxx" fo:country="none" officeooo:rsid="0057ab3a" officeooo:paragraph-rsid="0057ab3a" style:font-size-asian="16pt" style:language-asian="zxx" style:country-asian="none" style:font-size-complex="16pt" style:language-complex="zxx" style:country-complex="none"/>
    </style:style>
    <style:style style:name="P2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11c722" officeooo:paragraph-rsid="002ba219" style:font-size-asian="11pt" style:language-asian="zxx" style:country-asian="none" style:font-size-complex="11pt" style:language-complex="zxx" style:country-complex="none"/>
    </style:style>
    <style:style style:name="P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7ab3a" officeooo:paragraph-rsid="0057ab3a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b5cb0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da2c9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5f08d0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6020cf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938e9" officeooo:paragraph-rsid="0064b584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ca4ae" officeooo:paragraph-rsid="0064b584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020cf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4b584" style:font-size-asian="11pt" style:language-asian="zxx" style:country-asian="none" style:font-size-complex="11pt" style:language-complex="zxx" style:country-complex="none"/>
    </style:style>
    <style:style style:name="P19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1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4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dac31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a9f2d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738f0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5b4d6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296e" officeooo:paragraph-rsid="006b296e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2d7d" officeooo:paragraph-rsid="006d2d7d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b3791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86f81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e8388" officeooo:paragraph-rsid="006e8388" style:font-size-asian="11pt" style:language-asian="zxx" style:country-asian="none" style:font-size-complex="11pt" style:language-complex="zxx" style:country-complex="none"/>
    </style:style>
    <style:style style:name="P3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">
      <style:paragraph-properties fo:margin-top="0in" fo:margin-bottom="0.1in" style:contextual-spacing="false" fo:text-align="start" style:justify-single-word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6e8388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33f8f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1d605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d4d8" officeooo:paragraph-rsid="0073d4d8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51dc2" officeooo:paragraph-rsid="00751dc2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6519e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51dc2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92d43" officeooo:paragraph-rsid="00792d43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0846" officeooo:paragraph-rsid="00813097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0846" officeooo:paragraph-rsid="00817f3e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in" style:contextual-spacing="false"/>
      <style:text-properties style:font-name="Ubuntu" fo:font-size="11pt" fo:language="zxx" fo:country="none" officeooo:paragraph-rsid="00813097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17f3e" officeooo:paragraph-rsid="00817f3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17f3e" officeooo:paragraph-rsid="00819de7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369a7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554f0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721f0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58fe3" officeooo:paragraph-rsid="00858fe3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58fe3" officeooo:paragraph-rsid="008721f0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8edd7" officeooo:paragraph-rsid="0088edd7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b6fec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ccfe8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cf96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f3937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00abd" style:font-size-asian="11pt" style:language-asian="zxx" style:country-asian="none" style:font-size-complex="11pt" style:language-complex="zxx" style:country-complex="none"/>
    </style:style>
    <style:style style:name="P6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1ec19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3e8dc" style:font-size-asian="11pt" style:language-asian="zxx" style:country-asian="none" style:font-size-complex="11pt" style:language-complex="zxx" style:country-complex="none"/>
    </style:style>
    <style:style style:name="P6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647c" style:font-size-asian="11pt" style:language-asian="zxx" style:country-asian="none" style:font-size-complex="11pt" style:language-complex="zxx" style:country-complex="none"/>
    </style:style>
    <style:style style:name="P6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1bfb" style:font-size-asian="11pt" style:language-asian="zxx" style:country-asian="none" style:font-size-complex="11pt" style:language-complex="zxx" style:country-complex="none"/>
    </style:style>
    <style:style style:name="P6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796bf" style:font-size-asian="11pt" style:language-asian="zxx" style:country-asian="none" style:font-size-complex="11pt" style:language-complex="zxx" style:country-complex="none"/>
    </style:style>
    <style:style style:name="P6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85c6f" style:font-size-asian="11pt" style:language-asian="zxx" style:country-asian="none" style:font-size-complex="11pt" style:language-complex="zxx" style:country-complex="none"/>
    </style:style>
    <style:style style:name="P6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90aca" style:font-size-asian="11pt" style:language-asian="zxx" style:country-asian="none" style:font-size-complex="11pt" style:language-complex="zxx" style:country-complex="none"/>
    </style:style>
    <style:style style:name="P7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9219d" style:font-size-asian="11pt" style:language-asian="zxx" style:country-asian="none" style:font-size-complex="11pt" style:language-complex="zxx" style:country-complex="none"/>
    </style:style>
    <style:style style:name="P7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a77b8" style:font-size-asian="11pt" style:language-asian="zxx" style:country-asian="none" style:font-size-complex="11pt" style:language-complex="zxx" style:country-complex="none"/>
    </style:style>
    <style:style style:name="P72" style:family="paragraph" style:parent-style-name="Text_20_body">
      <style:paragraph-properties fo:margin-top="0in" fo:margin-bottom="0.1402in" style:contextual-spacing="false"/>
      <style:text-properties style:font-name="Ubuntu" fo:font-size="11pt" fo:language="zxx" fo:country="none" officeooo:paragraph-rsid="00a3d914" style:font-size-asian="11pt" style:language-asian="zxx" style:country-asian="none" style:font-size-complex="11pt" style:language-complex="zxx" style:country-complex="none"/>
    </style:style>
    <style:style style:name="P7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3d914" officeooo:paragraph-rsid="00a3d914" style:font-size-asian="11pt" style:language-asian="zxx" style:country-asian="none" style:font-size-complex="11pt" style:language-complex="zxx" style:country-complex="none"/>
    </style:style>
    <style:style style:name="P7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fo:font-weight="bold" officeooo:rsid="008b6fec" officeooo:paragraph-rsid="008b6fe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5" style:family="paragraph" style:parent-style-name="Text_20_body">
      <style:paragraph-properties fo:margin-top="0in" fo:margin-bottom="0.1in" style:contextual-spacing="false"/>
      <style:text-properties fo:language="zxx" fo:country="none" officeooo:paragraph-rsid="005f08d0" style:language-asian="zxx" style:country-asian="none" style:language-complex="zxx" style:country-complex="none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5f08d0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64b584"/>
    </style:style>
    <style:style style:name="P78" style:family="paragraph" style:parent-style-name="Heading_20_3">
      <style:paragraph-properties fo:margin-top="0in" fo:margin-bottom="0.1in" style:contextual-spacing="false" fo:keep-with-next="always"/>
      <style:text-properties officeooo:paragraph-rsid="0065b4d6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65b4d6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8721f0"/>
    </style:style>
    <style:style style:name="P81" style:family="paragraph" style:parent-style-name="Text_20_body">
      <style:paragraph-properties fo:margin-top="0in" fo:margin-bottom="0.0201in" style:contextual-spacing="false"/>
      <style:text-properties officeooo:paragraph-rsid="0088c531"/>
    </style:style>
    <style:style style:name="P82" style:family="paragraph" style:parent-style-name="Text_20_body">
      <style:paragraph-properties fo:margin-top="0in" fo:margin-bottom="0.0201in" style:contextual-spacing="false"/>
      <style:text-properties officeooo:paragraph-rsid="008b6fec"/>
    </style:style>
    <style:style style:name="P83" style:family="paragraph" style:parent-style-name="Text_20_body">
      <style:paragraph-properties fo:margin-top="0in" fo:margin-bottom="0.0201in" style:contextual-spacing="false"/>
      <style:text-properties officeooo:paragraph-rsid="008ccfe8"/>
    </style:style>
    <style:style style:name="P84" style:family="paragraph" style:parent-style-name="Text_20_body">
      <style:paragraph-properties fo:margin-top="0in" fo:margin-bottom="0.0201in" style:contextual-spacing="false"/>
      <style:text-properties officeooo:paragraph-rsid="008dcf96"/>
    </style:style>
    <style:style style:name="P85" style:family="paragraph" style:parent-style-name="Text_20_body">
      <style:paragraph-properties fo:margin-top="0in" fo:margin-bottom="0.0201in" style:contextual-spacing="false"/>
      <style:text-properties officeooo:paragraph-rsid="008f3937"/>
    </style:style>
    <style:style style:name="P86" style:family="paragraph" style:parent-style-name="Text_20_body">
      <style:paragraph-properties fo:margin-top="0in" fo:margin-bottom="0.0201in" style:contextual-spacing="false"/>
      <style:text-properties officeooo:paragraph-rsid="00900abd"/>
    </style:style>
    <style:style style:name="P87" style:family="paragraph" style:parent-style-name="Text_20_body">
      <style:paragraph-properties fo:margin-top="0in" fo:margin-bottom="0.0201in" style:contextual-spacing="false"/>
      <style:text-properties officeooo:paragraph-rsid="0091ec19"/>
    </style:style>
    <style:style style:name="P88" style:family="paragraph" style:parent-style-name="Text_20_body">
      <style:paragraph-properties fo:margin-top="0in" fo:margin-bottom="0.0201in" style:contextual-spacing="false"/>
      <style:text-properties officeooo:paragraph-rsid="0093e8dc"/>
    </style:style>
    <style:style style:name="P89" style:family="paragraph" style:parent-style-name="Text_20_body">
      <style:paragraph-properties fo:margin-top="0in" fo:margin-bottom="0.0201in" style:contextual-spacing="false"/>
      <style:text-properties officeooo:paragraph-rsid="0094647c"/>
    </style:style>
    <style:style style:name="P90" style:family="paragraph" style:parent-style-name="Text_20_body">
      <style:paragraph-properties fo:margin-top="0in" fo:margin-bottom="0.0201in" style:contextual-spacing="false"/>
      <style:text-properties officeooo:paragraph-rsid="00961bfb"/>
    </style:style>
    <style:style style:name="P91" style:family="paragraph" style:parent-style-name="Text_20_body">
      <style:paragraph-properties fo:margin-top="0in" fo:margin-bottom="0.0201in" style:contextual-spacing="false"/>
      <style:text-properties officeooo:paragraph-rsid="009796bf"/>
    </style:style>
    <style:style style:name="P92" style:family="paragraph" style:parent-style-name="Text_20_body">
      <style:paragraph-properties fo:margin-top="0in" fo:margin-bottom="0.0201in" style:contextual-spacing="false"/>
      <style:text-properties officeooo:paragraph-rsid="00990aca"/>
    </style:style>
    <style:style style:name="P93" style:family="paragraph" style:parent-style-name="Text_20_body">
      <style:paragraph-properties fo:margin-top="0in" fo:margin-bottom="0.0201in" style:contextual-spacing="false"/>
      <style:text-properties officeooo:paragraph-rsid="0099219d"/>
    </style:style>
    <style:style style:name="P94" style:family="paragraph" style:parent-style-name="Text_20_body">
      <style:paragraph-properties fo:margin-top="0in" fo:margin-bottom="0.0201in" style:contextual-spacing="false"/>
      <style:text-properties officeooo:paragraph-rsid="009a77b8"/>
    </style:style>
    <style:style style:name="P95" style:family="paragraph" style:parent-style-name="Text_20_body">
      <style:paragraph-properties fo:margin-top="0in" fo:margin-bottom="0.0201in" style:contextual-spacing="false"/>
      <style:text-properties officeooo:paragraph-rsid="009b946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4fee" officeooo:paragraph-rsid="00813097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17f3e" officeooo:paragraph-rsid="00817f3e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3d914" officeooo:paragraph-rsid="00a3d914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5272f" officeooo:paragraph-rsid="00a5272f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60a17" officeooo:paragraph-rsid="00a60a17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77bd1" officeooo:paragraph-rsid="00a77bd1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77d31" officeooo:paragraph-rsid="00a77d31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1402in" style:contextual-spacing="false"/>
      <style:text-properties style:font-name="Ubuntu" fo:font-size="11pt" fo:language="zxx" fo:country="none" style:text-underline-style="solid" style:text-underline-width="auto" style:text-underline-color="font-color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" style:family="text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" style:family="text">
      <style:text-properties style:font-name="Ubuntu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3" style:family="text">
      <style:text-properties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4" style:family="text">
      <style:text-properties style:font-name="Ubuntu" fo:font-size="11pt" fo:language="zxx" fo:country="none" officeooo:rsid="004d786d" style:font-size-asian="11pt" style:language-asian="zxx" style:country-asian="none" style:font-size-complex="11pt" style:language-complex="zxx" style:country-complex="none"/>
    </style:style>
    <style:style style:name="T5" style:family="text">
      <style:text-properties style:font-name="Ubuntu" fo:font-size="11pt" fo:language="zxx" fo:country="none" officeooo:rsid="005b5cb0" style:font-size-asian="11pt" style:language-asian="zxx" style:country-asian="none" style:font-size-complex="11pt" style:language-complex="zxx" style:country-complex="none"/>
    </style:style>
    <style:style style:name="T6" style:family="text">
      <style:text-properties style:font-name="Ubuntu" fo:font-size="11pt" fo:language="zxx" fo:country="none" officeooo:rsid="006dac31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Ubuntu" fo:font-size="11pt" fo:language="zxx" fo:country="none" officeooo:rsid="00858fe3" style:font-size-asian="11pt" style:language-asian="zxx" style:country-asian="none" style:font-size-complex="11pt" style:language-complex="zxx" style:country-complex="none"/>
    </style:style>
    <style:style style:name="T8" style:family="text">
      <style:text-properties style:font-name="Ubuntu" fo:font-size="11pt" fo:language="zxx" fo:country="none" officeooo:rsid="0088c531" style:font-size-asian="11pt" style:language-asian="zxx" style:country-asian="none" style:font-size-complex="11pt" style:language-complex="zxx" style:country-complex="none"/>
    </style:style>
    <style:style style:name="T9" style:family="text">
      <style:text-properties style:font-name="Ubuntu" fo:font-size="11pt" fo:language="zxx" fo:country="none" officeooo:rsid="008b6fec" style:font-size-asian="11pt" style:language-asian="zxx" style:country-asian="none" style:font-size-complex="11pt" style:language-complex="zxx" style:country-complex="none"/>
    </style:style>
    <style:style style:name="T10" style:family="text">
      <style:text-properties style:font-name="Ubuntu" fo:font-size="11pt" fo:language="zxx" fo:country="none" officeooo:rsid="008ccfe8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name="Ubuntu" fo:font-size="11pt" fo:language="zxx" fo:country="none" officeooo:rsid="008dcf96" style:font-size-asian="11pt" style:language-asian="zxx" style:country-asian="none" style:font-size-complex="11pt" style:language-complex="zxx" style:country-complex="none"/>
    </style:style>
    <style:style style:name="T12" style:family="text">
      <style:text-properties style:font-name="Ubuntu" fo:font-size="11pt" fo:language="zxx" fo:country="none" officeooo:rsid="008f3937" style:font-size-asian="11pt" style:language-asian="zxx" style:country-asian="none" style:font-size-complex="11pt" style:language-complex="zxx" style:country-complex="none"/>
    </style:style>
    <style:style style:name="T13" style:family="text">
      <style:text-properties style:font-name="Ubuntu" fo:font-size="11pt" fo:language="zxx" fo:country="none" officeooo:rsid="00900abd" style:font-size-asian="11pt" style:language-asian="zxx" style:country-asian="none" style:font-size-complex="11pt" style:language-complex="zxx" style:country-complex="none"/>
    </style:style>
    <style:style style:name="T14" style:family="text">
      <style:text-properties style:font-name="Ubuntu" fo:font-size="11pt" fo:language="zxx" fo:country="none" officeooo:rsid="0093e8dc" style:font-size-asian="11pt" style:language-asian="zxx" style:country-asian="none" style:font-size-complex="11pt" style:language-complex="zxx" style:country-complex="none"/>
    </style:style>
    <style:style style:name="T15" style:family="text">
      <style:text-properties style:font-name="Ubuntu" fo:font-size="11pt" fo:language="zxx" fo:country="none" officeooo:rsid="0094647c" style:font-size-asian="11pt" style:language-asian="zxx" style:country-asian="none" style:font-size-complex="11pt" style:language-complex="zxx" style:country-complex="none"/>
    </style:style>
    <style:style style:name="T16" style:family="text">
      <style:text-properties style:font-name="Ubuntu" fo:font-size="11pt" fo:language="zxx" fo:country="none" officeooo:rsid="00961bfb" style:font-size-asian="11pt" style:language-asian="zxx" style:country-asian="none" style:font-size-complex="11pt" style:language-complex="zxx" style:country-complex="none"/>
    </style:style>
    <style:style style:name="T17" style:family="text">
      <style:text-properties style:font-name="Ubuntu" fo:font-size="11pt" fo:language="zxx" fo:country="none" officeooo:rsid="00990aca" style:font-size-asian="11pt" style:language-asian="zxx" style:country-asian="none" style:font-size-complex="11pt" style:language-complex="zxx" style:country-complex="none"/>
    </style:style>
    <style:style style:name="T18" style:family="text">
      <style:text-properties style:font-name="Ubuntu" fo:font-size="11pt" fo:language="zxx" fo:country="none" officeooo:rsid="0099219d" style:font-size-asian="11pt" style:language-asian="zxx" style:country-asian="none" style:font-size-complex="11pt" style:language-complex="zxx" style:country-complex="none"/>
    </style:style>
    <style:style style:name="T19" style:family="text">
      <style:text-properties style:font-name="Ubuntu" fo:font-size="11pt" fo:language="zxx" fo:country="none" officeooo:rsid="009a77b8" style:font-size-asian="11pt" style:language-asian="zxx" style:country-asian="none" style:font-size-complex="11pt" style:language-complex="zxx" style:country-complex="none"/>
    </style:style>
    <style:style style:name="T20" style:family="text">
      <style:text-properties style:font-name="Ubuntu" fo:font-size="11pt" fo:language="zxx" fo:country="none" officeooo:rsid="009b946e" style:font-size-asian="11pt" style:language-asian="zxx" style:country-asian="none" style:font-size-complex="11pt" style:language-complex="zxx" style:country-complex="none"/>
    </style:style>
    <style:style style:name="T21" style:family="text">
      <style:text-properties style:font-name="Ubuntu" fo:font-size="11pt" fo:language="zxx" fo:country="none" officeooo:rsid="009bd341" style:font-size-asian="11pt" style:language-asian="zxx" style:country-asian="none" style:font-size-complex="11pt" style:language-complex="zxx" style:country-complex="none"/>
    </style:style>
    <style:style style:name="T22" style:family="text">
      <style:text-properties style:font-name="Ubuntu" fo:font-size="11pt" fo:language="zxx" fo:country="none" officeooo:rsid="009cb804" style:font-size-asian="11pt" style:language-asian="zxx" style:country-asian="none" style:font-size-complex="11pt" style:language-complex="zxx" style:country-complex="none"/>
    </style:style>
    <style:style style:name="T23" style:family="text">
      <style:text-properties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4" style:family="text">
      <style:text-properties style:font-name="Ubuntu" fo:font-size="11pt" fo:language="zxx" fo:country="none" fo:font-weight="normal" officeooo:rsid="008b6fe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5" style:family="text">
      <style:text-properties style:font-name="Ubuntu" fo:font-size="11pt" officeooo:rsid="00514690" style:font-size-asian="11pt" style:font-size-complex="11pt"/>
    </style:style>
    <style:style style:name="T26" style:family="text">
      <style:text-properties fo:color="#c9211e" loext:opacity="100%"/>
    </style:style>
    <style:style style:name="T27" style:family="text">
      <style:text-properties fo:color="#c9211e" loext:opacity="100%" fo:font-weight="bold" style:font-weight-asian="bold" style:font-weight-complex="bold"/>
    </style:style>
    <style:style style:name="T28" style:family="text">
      <style:text-properties fo:color="#c9211e" loext:opacity="100%" fo:font-weight="bold" officeooo:rsid="004d786d" style:font-weight-asian="bold" style:font-weight-complex="bold"/>
    </style:style>
    <style:style style:name="T29" style:family="text">
      <style:text-properties fo:color="#c9211e" loext:opacity="100%" fo:font-weight="bold" officeooo:rsid="004ee2e8" style:font-weight-asian="bold" style:font-weight-complex="bold"/>
    </style:style>
    <style:style style:name="T30" style:family="text">
      <style:text-properties fo:color="#c9211e" loext:opacity="100%" officeooo:rsid="004ee2e8"/>
    </style:style>
    <style:style style:name="T31" style:family="text">
      <style:text-properties fo:color="#c9211e" loext:opacity="100%"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32" style:family="text">
      <style:text-properties fo:color="#c9211e" loext:opacity="100%"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3" style:family="text">
      <style:text-properties fo:color="#c9211e" loext:opacity="100%" officeooo:rsid="004ca4ae"/>
    </style:style>
    <style:style style:name="T34" style:family="text">
      <style:text-properties officeooo:rsid="004d786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4ee2e8"/>
    </style:style>
    <style:style style:name="T37" style:family="text">
      <style:text-properties fo:color="#000000" loext:opacity="100%" fo:font-weight="bold" officeooo:rsid="004d786d" style:font-weight-asian="bold" style:font-weight-complex="bold"/>
    </style:style>
    <style:style style:name="T38" style:family="text">
      <style:text-properties fo:color="#000000" loext:opacity="100%" fo:font-weight="bold" officeooo:rsid="004ee2e8" style:font-weight-asian="bold" style:font-weight-complex="bold"/>
    </style:style>
    <style:style style:name="T39" style:family="text">
      <style:text-properties officeooo:rsid="0057ab3a"/>
    </style:style>
    <style:style style:name="T40" style:family="text">
      <style:text-properties officeooo:rsid="00592596"/>
    </style:style>
    <style:style style:name="T41" style:family="text">
      <style:text-properties officeooo:rsid="005a3bfa"/>
    </style:style>
    <style:style style:name="T42" style:family="text">
      <style:text-properties officeooo:rsid="005b5cb0"/>
    </style:style>
    <style:style style:name="T43" style:family="text">
      <style:text-properties officeooo:rsid="005da2c9"/>
    </style:style>
    <style:style style:name="T44" style:family="text">
      <style:text-properties officeooo:rsid="005f08d0"/>
    </style:style>
    <style:style style:name="T45" style:family="text">
      <style:text-properties officeooo:rsid="006020cf"/>
    </style:style>
    <style:style style:name="T46" style:family="text">
      <style:text-properties officeooo:rsid="0061dd2b"/>
    </style:style>
    <style:style style:name="T47" style:family="text">
      <style:text-properties officeooo:rsid="0064b584"/>
    </style:style>
    <style:style style:name="T48" style:family="text">
      <style:text-properties officeooo:rsid="004ca4ae"/>
    </style:style>
    <style:style style:name="T49" style:family="text">
      <style:text-properties officeooo:rsid="007772a6"/>
    </style:style>
    <style:style style:name="T50" style:family="text">
      <style:text-properties officeooo:rsid="00792d43"/>
    </style:style>
    <style:style style:name="T51" style:family="text">
      <style:text-properties officeooo:rsid="007b21cd"/>
    </style:style>
    <style:style style:name="T52" style:family="text">
      <style:text-properties officeooo:rsid="00817f3e"/>
    </style:style>
    <style:style style:name="T53" style:family="text">
      <style:text-properties officeooo:rsid="00a164be"/>
    </style:style>
    <style:style style:name="T54" style:family="text">
      <style:text-properties officeooo:rsid="00a19215"/>
    </style:style>
    <style:style style:name="T55" style:family="text">
      <style:text-properties officeooo:rsid="00a3d914"/>
    </style:style>
    <style:style style:name="T56" style:family="text">
      <style:text-properties officeooo:rsid="00a4e6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Unit1</text:h>
      <text:p text:style-name="P4"/>
      <text:h text:style-name="P2" text:outline-level="4">Lesson 1 </text:h>
      <text:p text:style-name="P3"/>
      <text:p text:style-name="P9">Bonjour.</text:p>
      <text:p text:style-name="P9">Au revoir.</text:p>
      <text:p text:style-name="P7"/>
      <text:p text:style-name="P9">Une fille.<text:tab/><text:tab/><text:span text:style-name="T40">[ un fi ]</text:span></text:p>
      <text:p text:style-name="P9">Un garçon.<text:tab/> <text:tab/><text:span text:style-name="T40">[ qa garso ]</text:span></text:p>
      <text:p text:style-name="P9">Une femme.<text:tab/><text:tab/><text:span text:style-name="T40">[ un f</text:span><text:span text:style-name="T46">a</text:span><text:span text:style-name="T40">m ]</text:span></text:p>
      <text:p text:style-name="P9">Un homme.<text:tab/><text:tab/><text:span text:style-name="T40">[ qa n_om ]</text:span></text:p>
      <text:p text:style-name="P9"/>
      <text:p text:style-name="P12">Les <text:s/><text:span text:style-name="T39">garçon</text:span>s.<text:tab/><text:tab/>[ le garso ]</text:p>
      <text:p text:style-name="P12">Les filles.<text:tab/><text:tab/>[ le fi ]<text:tab/></text:p>
      <text:p text:style-name="P13">L<text:span text:style-name="T45">es </text:span>hommes.<text:tab/><text:tab/><text:span text:style-name="T45">[le ż_om]</text:span></text:p>
      <text:p text:style-name="P16">Les femmes<text:tab/><text:tab/><text:span text:style-name="T45">[ le fam ]</text:span></text:p>
      <text:p text:style-name="P16"/>
      <text:p text:style-name="P7"><text:span text:style-name="T35">Mang</text:span><text:span text:style-name="T27">er</text:span> [ man-xġe ] (to eat)</text:p>
      <text:p text:style-name="P7">Je<text:tab/><text:tab/>mang<text:span text:style-name="T26">e</text:span><text:tab/><text:tab/>[ xġ man-xġ ]</text:p>
      <text:p text:style-name="P7">Tu<text:tab/><text:tab/>mang<text:span text:style-name="T26">es</text:span><text:tab/>[ tu man-xġ ]</text:p>
      <text:p text:style-name="P7">Il, elle, on<text:tab/>mang<text:span text:style-name="T26">e</text:span><text:tab/><text:tab/>[ il, el, qu man-xġ ]</text:p>
      <text:p text:style-name="P7">Nous<text:tab/><text:tab/>mang<text:span text:style-name="T26">eons</text:span><text:tab/>[ nu man-xġo ]</text:p>
      <text:p text:style-name="P7">Vous<text:tab/><text:tab/>mang<text:span text:style-name="T26">ez</text:span><text:tab/>[ vu man-xġe ]</text:p>
      <text:p text:style-name="P7">Ils, elles<text:tab/>mang<text:span text:style-name="T26">ent</text:span><text:tab/>[ il, el man-xġ ]</text:p>
      <text:p text:style-name="P7"/>
      <text:p text:style-name="P7"/>
      <text:p text:style-name="P11"><text:span text:style-name="Strong_20_Emphasis">Boi</text:span><text:span text:style-name="Strong_20_Emphasis"><text:span text:style-name="T26">re</text:span></text:span> <text:tab/>[ bwa ] (to drink)<text:tab/><text:tab/><text:tab/><text:tab/><text:span text:style-name="Strong_20_Emphasis">oi -&gt; </text:span><text:span text:style-name="Strong_20_Emphasis"><text:span text:style-name="T43">wa</text:span></text:span></text:p>
      <text:p text:style-name="P7">Je<text:tab/><text:tab/>boi<text:span text:style-name="T26">s</text:span><text:tab/><text:tab/>[ xġ bwa ]</text:p>
      <text:p text:style-name="P7">Tu<text:tab/><text:tab/>boi<text:span text:style-name="T26">s</text:span><text:tab/><text:tab/>[ tu bwa ]</text:p>
      <text:p text:style-name="P7">Il, elle, on<text:tab/>boi<text:span text:style-name="T26">t</text:span><text:tab/><text:tab/>[ il, el, qu bwa ]</text:p>
      <text:p text:style-name="P7">Nous<text:tab/><text:tab/>buv<text:span text:style-name="T26">ons</text:span><text:tab/>[ nu buvo ]</text:p>
      <text:p text:style-name="P7">Vous<text:tab/><text:tab/>buv<text:span text:style-name="T26">ez</text:span><text:tab/><text:tab/>[ vu buve ]</text:p>
      <text:p text:style-name="P7">Ils, elles<text:tab/>boiv<text:span text:style-name="T26">ent</text:span><text:tab/>[ il, el bwav ]</text:p>
      <text:p text:style-name="P7"/>
      <text:p text:style-name="P7"/>
      <text:p text:style-name="P7"/>
      <text:p text:style-name="P15"><text:soft-page-break/><text:span text:style-name="T38">Cour</text:span><text:span text:style-name="T29">ir</text:span><text:span text:style-name="T26"><text:tab/></text:span>[ <text:span text:style-name="T36">kurir</text:span>] <text:span text:style-name="T47">(to run)</text:span></text:p>
      <text:p text:style-name="P14"/>
      <text:p text:style-name="P15">Je <text:s/><text:span text:style-name="T36">cour</text:span><text:span text:style-name="T30">s</text:span><text:tab/><text:tab/>[ xġ <text:s/><text:span text:style-name="T36">kur</text:span><text:span text:style-name="T34"> </text:span>]<text:tab/><text:tab/></text:p>
      <text:p text:style-name="P77"><text:span text:style-name="T2">Tu </text:span><text:span text:style-name="T3">cour</text:span><text:span text:style-name="T31">s</text:span><text:span text:style-name="T2"><text:tab/><text:tab/>[ tu </text:span><text:span text:style-name="T3">kur</text:span><text:span text:style-name="T4"> </text:span><text:span text:style-name="T2">]<text:tab/><text:tab/><text:tab/></text:span></text:p>
      <text:p text:style-name="P15">il, elle, on <text:span text:style-name="T36">cour</text:span><text:span text:style-name="T30">t</text:span><text:tab/>[ il, el, qu <text:s/><text:span text:style-name="T36">kur</text:span><text:span text:style-name="T34"> </text:span>]<text:tab/><text:tab/></text:p>
      <text:p text:style-name="P15"/>
      <text:p text:style-name="P15">nous <text:span text:style-name="T36">cour</text:span><text:span text:style-name="T26">ons</text:span><text:tab/><text:tab/>[ nu <text:span text:style-name="T36">kuro</text:span><text:span text:style-name="T34"> </text:span>]<text:tab/><text:tab/><text:tab/></text:p>
      <text:p text:style-name="P15">vous <text:span text:style-name="T36">cour</text:span><text:span text:style-name="T26">ez</text:span><text:tab/><text:tab/>[ vu <text:s/><text:span text:style-name="T36">kure</text:span><text:span text:style-name="T34"> </text:span>]<text:tab/><text:tab/><text:tab/></text:p>
      <text:p text:style-name="P18"><text:span text:style-name="T48">ils, elles </text:span><text:span text:style-name="T36">cour</text:span><text:span text:style-name="T33">ent</text:span><text:span text:style-name="T48"><text:tab/>[ il, el </text:span><text:span text:style-name="T36">kur</text:span><text:span text:style-name="T34"> </text:span><text:span text:style-name="T48">]<text:tab/></text:span></text:p>
      <text:p text:style-name="P7"/>
      <text:p text:style-name="P7"><text:span text:style-name="Strong_20_Emphasis">Lire</text:span> [ lir ] (to read)</text:p>
      <text:p text:style-name="P7">Je<text:tab/><text:tab/>li<text:span text:style-name="T26">s</text:span><text:tab/><text:tab/>[ xġ li ]</text:p>
      <text:p text:style-name="P7">Tu<text:tab/><text:tab/>li<text:span text:style-name="T26">s</text:span><text:tab/><text:tab/>[ tu li ]</text:p>
      <text:p text:style-name="P7">Il, elle, on<text:tab/>li<text:span text:style-name="T26">t</text:span><text:tab/><text:tab/>[ il, el, qu li ]</text:p>
      <text:p text:style-name="P7">Nous<text:tab/><text:tab/>lis<text:span text:style-name="T26">ons<text:tab/></text:span><text:tab/>[ nu li<text:span text:style-name="T41">ż</text:span>o ]</text:p>
      <text:p text:style-name="P7">Vous<text:tab/><text:tab/>lise<text:span text:style-name="T26">z<text:tab/></text:span><text:tab/>[ vu li<text:span text:style-name="T41">ż</text:span>e ]</text:p>
      <text:p text:style-name="P7">Ils, elles<text:tab/>lis<text:span text:style-name="T26">ent</text:span><text:tab/><text:tab/>[ il, el li<text:span text:style-name="T41">ż</text:span> ]</text:p>
      <text:p text:style-name="P7"/>
      <text:p text:style-name="P76"><text:span text:style-name="T23">Cuisin</text:span><text:span text:style-name="T32">er</text:span><text:span text:style-name="T1"> [ k</text:span><text:span text:style-name="T5">w</text:span><text:span text:style-name="T1">i</text:span><text:span text:style-name="T5">ż</text:span><text:span text:style-name="T1">i-ne ] (to cook)<text:tab/><text:tab/></text:span></text:p>
      <text:p text:style-name="P7">Je<text:tab/><text:tab/>cuisin<text:span text:style-name="T26">e<text:tab/></text:span><text:tab/>[ xġ k<text:span text:style-name="T42">w</text:span>i<text:span text:style-name="T42">ż</text:span>in ]</text:p>
      <text:p text:style-name="P7">Tu<text:tab/><text:tab/>cuisin<text:span text:style-name="T26">es</text:span><text:tab/>[ tu k<text:span text:style-name="T42">w</text:span>i<text:span text:style-name="T42">ż</text:span>in ]</text:p>
      <text:p text:style-name="P7">Il, elle, on<text:tab/>cuisin<text:span text:style-name="T26">e<text:tab/></text:span><text:tab/>[ il, el, qu k<text:span text:style-name="T42">w</text:span>i<text:span text:style-name="T42">ż</text:span>in ]</text:p>
      <text:p text:style-name="P7">Nous<text:tab/><text:tab/>cuisin<text:span text:style-name="T26">ons</text:span><text:tab/>[ nu k<text:span text:style-name="T42">w</text:span>i<text:span text:style-name="T42">ż</text:span>i-no ]</text:p>
      <text:p text:style-name="P7">Vous<text:tab/><text:tab/>cuisin<text:span text:style-name="T26">ez</text:span><text:tab/>[ vu k<text:span text:style-name="T42">w</text:span>i<text:span text:style-name="T42">ż</text:span>i-ne ]</text:p>
      <text:p text:style-name="P7">Ils, elles<text:tab/>cuisin<text:span text:style-name="T26">ent</text:span><text:tab/>[ il, el k<text:span text:style-name="T42">w</text:span>i<text:span text:style-name="T42">ż</text:span>in ]</text:p>
      <text:p text:style-name="P7"/>
      <text:p text:style-name="P7"><text:span text:style-name="T35">Écri</text:span><text:span text:style-name="T27">re</text:span> [ ek-<text:span text:style-name="T44">r</text:span>ir ] (to write)</text:p>
      <text:p text:style-name="P7">Je<text:tab/><text:tab/>écri<text:span text:style-name="T26">s</text:span><text:tab/><text:tab/>[ xġ ek<text:span text:style-name="T44">ri</text:span> ]</text:p>
      <text:p text:style-name="P7">Tu<text:tab/><text:tab/>écri<text:span text:style-name="T26">s</text:span><text:tab/><text:tab/>[ tu ek<text:span text:style-name="T44">ri</text:span>]</text:p>
      <text:p text:style-name="P7">Il, elle, on<text:tab/>écri<text:span text:style-name="T26">t<text:tab/></text:span><text:tab/>[ il, el, qu ek<text:span text:style-name="T44">ri</text:span>]</text:p>
      <text:p text:style-name="P7">Nous<text:tab/><text:tab/>écriv<text:span text:style-name="T26">ons</text:span><text:tab/>[ nu <text:span text:style-name="T42">ż_</text:span>ek<text:span text:style-name="T42">r</text:span>i-vo ]</text:p>
      <text:p text:style-name="P7">Vous<text:tab/><text:tab/>écrive<text:span text:style-name="T26">z<text:tab/></text:span><text:tab/>[ vu <text:span text:style-name="T42">ż_</text:span>ek<text:span text:style-name="T42">r</text:span>i-ve ]</text:p>
      <text:p text:style-name="P10">Ils, elles<text:tab/>écriv<text:span text:style-name="T26">ent</text:span><text:tab/>[ il, el <text:span text:style-name="T42">ż_ ekgri</text:span> ]</text:p>
      <text:p text:style-name="P10"/>
      <text:p text:style-name="P10"/>
      <text:p text:style-name="P10"/>
      <text:p text:style-name="P15"><text:soft-page-break/><text:span text:style-name="T37">Nag</text:span><text:span text:style-name="T28">er</text:span><text:span text:style-name="T26"><text:tab/></text:span>[ <text:span text:style-name="T34">naxġe</text:span> ] <text:span text:style-name="T47">( to swim)</text:span></text:p>
      <text:p text:style-name="P14"/>
      <text:p text:style-name="P15">Je <text:s/><text:span text:style-name="T34">nag</text:span><text:span text:style-name="T26">e</text:span> <text:tab/><text:tab/>[ xġ <text:s/><text:span text:style-name="T34">naxġ </text:span>]<text:tab/><text:tab/></text:p>
      <text:p text:style-name="P15">Tu <text:span text:style-name="T34">nag</text:span><text:span text:style-name="T26">es</text:span><text:tab/><text:tab/>[ tu <text:span text:style-name="T34">naxġ </text:span>]<text:tab/><text:tab/><text:tab/></text:p>
      <text:p text:style-name="P15">il, elle, on <text:span text:style-name="T34">nag</text:span><text:span text:style-name="T26">e</text:span><text:tab/>[ il, el, qu <text:s/><text:span text:style-name="T34">naxġ </text:span>]<text:tab/><text:tab/></text:p>
      <text:p text:style-name="P15"/>
      <text:p text:style-name="P15">nous <text:span text:style-name="T34">nag</text:span><text:span text:style-name="T30">e</text:span><text:span text:style-name="T26">ons</text:span><text:tab/><text:tab/>[ nu <text:span text:style-name="T34">naxġo </text:span>]<text:tab/><text:tab/><text:tab/></text:p>
      <text:p text:style-name="P15">vous <text:span text:style-name="T34">nag</text:span><text:span text:style-name="T26">ez</text:span><text:tab/><text:tab/>[ vu <text:s/><text:span text:style-name="T34">naxġe </text:span>]<text:tab/><text:tab/><text:tab/></text:p>
      <text:p text:style-name="P15">ils, elles <text:span text:style-name="T34">nag</text:span><text:span text:style-name="T26">ent</text:span><text:tab/>[ il, el <text:span text:style-name="T34">naxġ </text:span>]<text:tab/></text:p>
      <text:p text:style-name="P7"/>
      <text:p text:style-name="P5">Sentences about Eating and Drinking</text:p>
      <text:p text:style-name="P17">La femme mange.</text:p>
      <text:p text:style-name="P17">L'homme mange.</text:p>
      <text:p text:style-name="P17">Le garçon mange.</text:p>
      <text:p text:style-name="P17">La fille mange.</text:p>
      <text:p text:style-name="P17">Les femmes mangent.</text:p>
      <text:p text:style-name="P17">Les hommes mangent.</text:p>
      <text:p text:style-name="P17">Les garçons mangent.</text:p>
      <text:p text:style-name="P17">Les filles mangent.</text:p>
      <text:p text:style-name="P17">Elle mange.</text:p>
      <text:p text:style-name="P17">Il mange.</text:p>
      <text:p text:style-name="P17">Ils mangent.</text:p>
      <text:p text:style-name="P17">Elles mangent.</text:p>
      <text:p text:style-name="P17">L'homme boit.</text:p>
      <text:p text:style-name="P17">La fille boit.</text:p>
      <text:p text:style-name="P17">Les hommes boivent.</text:p>
      <text:p text:style-name="P17">Elle boit.</text:p>
      <text:p text:style-name="P17">Ils boivent.</text:p>
      <text:p text:style-name="P17"/>
      <text:p text:style-name="P5">Sentences about Reading and Writing</text:p>
      <text:p text:style-name="P17">L'homme lit.</text:p>
      <text:p text:style-name="P17">La femme lit.</text:p>
      <text:p text:style-name="P17">La fille lit.</text:p>
      <text:p text:style-name="P17">Le garçon lit.</text:p>
      <text:p text:style-name="P17">Les femmes lisent.</text:p>
      <text:p text:style-name="P17">Les hommes lisent.</text:p>
      <text:p text:style-name="P17"><text:soft-page-break/>Les garçons lisent.</text:p>
      <text:p text:style-name="P17">Les filles lisent.</text:p>
      <text:p text:style-name="P17">Elle lit.</text:p>
      <text:p text:style-name="P17">Il lit.</text:p>
      <text:p text:style-name="P17">Ils lisent.</text:p>
      <text:p text:style-name="P17">Elle écrit.</text:p>
      <text:p text:style-name="P17">Il écrit.</text:p>
      <text:p text:style-name="P17">Ils écrivent.</text:p>
      <text:p text:style-name="P17">Elles écrivent.</text:p>
      <text:p text:style-name="P17"/>
      <text:p text:style-name="P5">Sentences about Running</text:p>
      <text:p text:style-name="P17">La femme court.</text:p>
      <text:p text:style-name="P17">L'homme court.</text:p>
      <text:p text:style-name="P17">La fille court.</text:p>
      <text:p text:style-name="P17">Le garçon court.</text:p>
      <text:p text:style-name="P17">Les femmes courent.</text:p>
      <text:p text:style-name="P17">Les hommes courent.</text:p>
      <text:p text:style-name="P17">Les filles courent.</text:p>
      <text:p text:style-name="P17">Les garçons courent.</text:p>
      <text:p text:style-name="P17">Elle court.</text:p>
      <text:p text:style-name="P17">Il court.</text:p>
      <text:p text:style-name="P17">Ils courent.</text:p>
      <text:p text:style-name="P17">Elles courent.</text:p>
      <text:p text:style-name="P17"/>
      <text:p text:style-name="P5">Sentences about Cooking</text:p>
      <text:p text:style-name="P17">L'homme cuisine.</text:p>
      <text:p text:style-name="P17">Elle cuisine.</text:p>
      <text:p text:style-name="P17">Il cuisine.</text:p>
      <text:p text:style-name="P17">Ils cuisinent.</text:p>
      <text:p text:style-name="P17">Elles cuisinent.</text:p>
      <text:p text:style-name="P17">Les hommes cuisinent.</text:p>
      <text:p text:style-name="P17"/>
      <text:p text:style-name="P5">Sentences about Swimming</text:p>
      <text:p text:style-name="P17">La fille nage.</text:p>
      <text:p text:style-name="P17">L'homme nage.</text:p>
      <text:p text:style-name="P17">Les femmes nagent.</text:p>
      <text:p text:style-name="P17"><text:soft-page-break/>Les garçons nagent.</text:p>
      <text:p text:style-name="P17">Il nage.</text:p>
      <text:p text:style-name="P17">Elle nage.</text:p>
      <text:p text:style-name="P17">Ils nagent.</text:p>
      <text:p text:style-name="P17"/>
      <text:p text:style-name="P5">Sentences about Articles</text:p>
      <text:p text:style-name="P17">Un garçon.</text:p>
      <text:p text:style-name="P17">Une fille.</text:p>
      <text:p text:style-name="P17">Des garçons.</text:p>
      <text:p text:style-name="P17">Des filles.</text:p>
      <text:p text:style-name="P17">Des hommes.</text:p>
      <text:p text:style-name="P17">Des femmes.</text:p>
      <text:p text:style-name="P17"/>
      <text:p text:style-name="P75"><text:span text:style-name="T25"/></text:p>
      <text:p text:style-name="P8">________________________________________________________________________________________________</text:p>
      <text:p text:style-name="P8"/>
      <text:h text:style-name="P24" text:outline-level="4"/>
      <text:p text:style-name="P6">Lesson 2</text:p>
      <text:p text:style-name="P25"/>
      <text:p text:style-name="P25">Un sandwich. <text:tab/><text:tab/><text:tab/><text:tab/><text:tab/>[ qa sandwiċ ]</text:p>
      <text:p text:style-name="P25">Un oeuf. <text:tab/><text:tab/><text:tab/><text:tab/><text:tab/>[ qa n_ef ]</text:p>
      <text:p text:style-name="P25">Une pomme. <text:tab/><text:tab/><text:tab/><text:tab/><text:tab/>[ qun pom ]</text:p>
      <text:p text:style-name="P25">Du pain. <text:tab/><text:tab/><text:tab/><text:tab/><text:tab/>[ dju pa ]</text:p>
      <text:p text:style-name="P25">Du café. <text:tab/><text:tab/><text:tab/><text:tab/><text:tab/>[ dju kafe ]</text:p>
      <text:p text:style-name="P25">Du lait. <text:tab/><text:tab/><text:tab/><text:tab/><text:tab/>[ dju le ]</text:p>
      <text:p text:style-name="P25">Du riz. <text:tab/><text:tab/><text:tab/><text:tab/><text:tab/><text:tab/>[ dju ri ]</text:p>
      <text:p text:style-name="P25">De l'eau. <text:tab/><text:tab/><text:tab/><text:tab/><text:tab/>[ du lo ]</text:p>
      <text:p text:style-name="P25">Un chien. <text:tab/><text:tab/><text:tab/><text:tab/><text:tab/>[ qa xja ]</text:p>
      <text:p text:style-name="P25">Un chat. <text:tab/><text:tab/><text:tab/><text:tab/><text:tab/>[ qa xa ]</text:p>
      <text:p text:style-name="P25">Un cheval. <text:tab/><text:tab/><text:tab/><text:tab/><text:tab/>[ qa xaval ]</text:p>
      <text:p text:style-name="P25">Une voiture. <text:tab/><text:tab/><text:tab/><text:tab/><text:tab/>[ qun va-tjur ]</text:p>
      <text:p text:style-name="P25">Un journal. <text:tab/><text:tab/><text:tab/><text:tab/><text:tab/>[ qa xġornal ]</text:p>
      <text:p text:style-name="P25">Un vélo. <text:tab/><text:tab/><text:tab/><text:tab/><text:tab/>[ qa velo ]</text:p>
      <text:p text:style-name="P25">Un livre. <text:tab/><text:tab/><text:tab/><text:tab/><text:tab/>[ qa livr ]</text:p>
      <text:p text:style-name="P25">Un stylo. <text:tab/><text:tab/><text:tab/><text:tab/><text:tab/>[ qa stilo ]</text:p>
      <text:p text:style-name="P25">Un poisson. <text:tab/><text:tab/><text:tab/><text:tab/><text:tab/>[ qa pwaso ]</text:p>
      <text:h text:style-name="P19" text:outline-level="3"><text:soft-page-break/><text:span text:style-name="Strong_20_Emphasis">Conduire</text:span> [ kondwi ] (to drive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h text:style-name="P22" text:outline-level="3">Pronoun</text:h>
            </table:table-cell>
            <table:table-cell table:style-name="Table1.A1" office:value-type="string">
              <text:h text:style-name="P22" text:outline-level="3">Conjugation</text:h>
            </table:table-cell>
            <table:table-cell table:style-name="Table1.A1" office:value-type="string">
              <text:h text:style-name="P22" text:outline-level="3">Pronunciation</text:h>
            </table:table-cell>
          </table:table-row>
        </table:table-header-rows>
        <table:table-row>
          <table:table-cell table:style-name="Table1.A1" office:value-type="string">
            <text:p text:style-name="P79"><text:span text:style-name="Strong_20_Emphasis"><text:span text:style-name="T6">Je</text:span></text:span></text:p>
          </table:table-cell>
          <table:table-cell table:style-name="Table1.A1" office:value-type="string">
            <text:p text:style-name="P25">conduis</text:p>
          </table:table-cell>
          <table:table-cell table:style-name="Table1.A1" office:value-type="string">
            <text:p text:style-name="P25">[ xġ kondwi ]</text:p>
          </table:table-cell>
        </table:table-row>
        <table:table-row>
          <table:table-cell table:style-name="Table1.A1" office:value-type="string">
            <text:p text:style-name="P79"><text:span text:style-name="Strong_20_Emphasis"><text:span text:style-name="T6">Tu</text:span></text:span></text:p>
          </table:table-cell>
          <table:table-cell table:style-name="Table1.A1" office:value-type="string">
            <text:p text:style-name="P25">conduis</text:p>
          </table:table-cell>
          <table:table-cell table:style-name="Table1.A1" office:value-type="string">
            <text:p text:style-name="P25">[ tu kondwi ]</text:p>
          </table:table-cell>
        </table:table-row>
        <table:table-row>
          <table:table-cell table:style-name="Table1.A1" office:value-type="string">
            <text:p text:style-name="P79"><text:span text:style-name="Strong_20_Emphasis"><text:span text:style-name="T6">Il, elle, on</text:span></text:span></text:p>
          </table:table-cell>
          <table:table-cell table:style-name="Table1.A1" office:value-type="string">
            <text:p text:style-name="P25">conduit</text:p>
          </table:table-cell>
          <table:table-cell table:style-name="Table1.A1" office:value-type="string">
            <text:p text:style-name="P25">[ il, el, qu kondwi ]</text:p>
          </table:table-cell>
        </table:table-row>
        <table:table-row>
          <table:table-cell table:style-name="Table1.A1" office:value-type="string">
            <text:p text:style-name="P79"><text:span text:style-name="Strong_20_Emphasis"><text:span text:style-name="T6">Nous</text:span></text:span></text:p>
          </table:table-cell>
          <table:table-cell table:style-name="Table1.A1" office:value-type="string">
            <text:p text:style-name="P25">conduisons</text:p>
          </table:table-cell>
          <table:table-cell table:style-name="Table1.A1" office:value-type="string">
            <text:p text:style-name="P25">[ nu kondwi<text:span text:style-name="T49">ż</text:span>o ]</text:p>
          </table:table-cell>
        </table:table-row>
        <table:table-row>
          <table:table-cell table:style-name="Table1.A1" office:value-type="string">
            <text:p text:style-name="P79"><text:span text:style-name="Strong_20_Emphasis"><text:span text:style-name="T6">Vous</text:span></text:span></text:p>
          </table:table-cell>
          <table:table-cell table:style-name="Table1.A1" office:value-type="string">
            <text:p text:style-name="P25">conduisez</text:p>
          </table:table-cell>
          <table:table-cell table:style-name="Table1.A1" office:value-type="string">
            <text:p text:style-name="P25">[ vu kondwi<text:span text:style-name="T49">ż</text:span>e ]</text:p>
          </table:table-cell>
        </table:table-row>
        <table:table-row>
          <table:table-cell table:style-name="Table1.A1" office:value-type="string">
            <text:p text:style-name="P79"><text:span text:style-name="Strong_20_Emphasis"><text:span text:style-name="T6">Ils, elles</text:span></text:span></text:p>
          </table:table-cell>
          <table:table-cell table:style-name="Table1.A1" office:value-type="string">
            <text:p text:style-name="P25">conduisent</text:p>
          </table:table-cell>
          <table:table-cell table:style-name="Table1.A1" office:value-type="string">
            <text:p text:style-name="P25">[ il, el kondwi<text:span text:style-name="T49">ż</text:span> ]</text:p>
          </table:table-cell>
        </table:table-row>
      </table:table>
      <text:p text:style-name="P20"/>
      <text:h text:style-name="P21" text:outline-level="3"><text:span text:style-name="Strong_20_Emphasis">Avoir</text:span> [ avwa-r ] (to have)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79"><text:span text:style-name="Strong_20_Emphasis"><text:span text:style-name="T6">Pronoun</text:span></text:span></text:p>
            </table:table-cell>
            <table:table-cell table:style-name="Table2.B1" office:value-type="string">
              <text:h text:style-name="P22" text:outline-level="3">Conjugation</text:h>
            </table:table-cell>
            <table:table-cell table:style-name="Table2.C1" office:value-type="string">
              <text:h text:style-name="P78" text:outline-level="3">Pronunciation</text:h>
            </table:table-cell>
          </table:table-row>
        </table:table-header-rows>
        <table:table-row table:style-name="Table2.1">
          <table:table-cell table:style-name="Table2.A1" office:value-type="string">
            <text:p text:style-name="P79"><text:span text:style-name="Strong_20_Emphasis"><text:span text:style-name="T6">Je</text:span></text:span></text:p>
          </table:table-cell>
          <table:table-cell table:style-name="Table2.B1" office:value-type="string">
            <text:p text:style-name="P25">ai</text:p>
          </table:table-cell>
          <table:table-cell table:style-name="Table2.C1" office:value-type="string">
            <text:p text:style-name="P25">[ xġ e ]</text:p>
          </table:table-cell>
        </table:table-row>
        <table:table-row table:style-name="Table2.1">
          <table:table-cell table:style-name="Table2.A1" office:value-type="string">
            <text:p text:style-name="P79"><text:span text:style-name="Strong_20_Emphasis"><text:span text:style-name="T6">Tu</text:span></text:span></text:p>
          </table:table-cell>
          <table:table-cell table:style-name="Table2.B1" office:value-type="string">
            <text:p text:style-name="P25">as</text:p>
          </table:table-cell>
          <table:table-cell table:style-name="Table2.C1" office:value-type="string">
            <text:p text:style-name="P25">[ tu a ]</text:p>
          </table:table-cell>
        </table:table-row>
        <table:table-row table:style-name="Table2.1">
          <table:table-cell table:style-name="Table2.A1" office:value-type="string">
            <text:p text:style-name="P79"><text:span text:style-name="Strong_20_Emphasis"><text:span text:style-name="T6">Il, elle, on</text:span></text:span></text:p>
          </table:table-cell>
          <table:table-cell table:style-name="Table2.B1" office:value-type="string">
            <text:p text:style-name="P25">a</text:p>
          </table:table-cell>
          <table:table-cell table:style-name="Table2.C1" office:value-type="string">
            <text:p text:style-name="P25">[ il, el, <text:span text:style-name="T49">a / </text:span>qu <text:span text:style-name="T49">n_</text:span>a ]</text:p>
          </table:table-cell>
        </table:table-row>
        <table:table-row table:style-name="Table2.1">
          <table:table-cell table:style-name="Table2.A1" office:value-type="string">
            <text:p text:style-name="P79"><text:span text:style-name="Strong_20_Emphasis"><text:span text:style-name="T6">Nous</text:span></text:span></text:p>
          </table:table-cell>
          <table:table-cell table:style-name="Table2.B1" office:value-type="string">
            <text:p text:style-name="P25">avons</text:p>
          </table:table-cell>
          <table:table-cell table:style-name="Table2.C1" office:value-type="string">
            <text:p text:style-name="P25">[ nu <text:span text:style-name="T49">ż_</text:span>avo ]</text:p>
          </table:table-cell>
        </table:table-row>
        <table:table-row table:style-name="Table2.1">
          <table:table-cell table:style-name="Table2.A1" office:value-type="string">
            <text:p text:style-name="P79"><text:span text:style-name="Strong_20_Emphasis"><text:span text:style-name="T6">Vous</text:span></text:span></text:p>
          </table:table-cell>
          <table:table-cell table:style-name="Table2.B1" office:value-type="string">
            <text:p text:style-name="P25">avez</text:p>
          </table:table-cell>
          <table:table-cell table:style-name="Table2.C1" office:value-type="string">
            <text:p text:style-name="P25">[ vu <text:span text:style-name="T49">ż_</text:span>ave ]</text:p>
          </table:table-cell>
        </table:table-row>
        <table:table-row table:style-name="Table2.1">
          <table:table-cell table:style-name="Table2.A1" office:value-type="string">
            <text:p text:style-name="P79"><text:span text:style-name="Strong_20_Emphasis"><text:span text:style-name="T6">Ils, elles</text:span></text:span></text:p>
          </table:table-cell>
          <table:table-cell table:style-name="Table2.B1" office:value-type="string">
            <text:p text:style-name="P25">ont</text:p>
          </table:table-cell>
          <table:table-cell table:style-name="Table2.C1" office:value-type="string">
            <text:p text:style-name="P25">[ il, el <text:span text:style-name="T49">ż</text:span>_o ]</text:p>
          </table:table-cell>
        </table:table-row>
      </table:table>
      <text:p text:style-name="P23"/>
      <text:h text:style-name="P21" text:outline-level="3"><text:span text:style-name="Strong_20_Emphasis">Dormir</text:span> [ dormir ] (to sleep)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79"><text:span text:style-name="Strong_20_Emphasis"><text:span text:style-name="T6">Pronoun</text:span></text:span></text:p>
            </table:table-cell>
            <table:table-cell table:style-name="Table3.A1" office:value-type="string">
              <text:h text:style-name="P22" text:outline-level="3">Conjugation</text:h>
            </table:table-cell>
            <table:table-cell table:style-name="Table3.A1" office:value-type="string">
              <text:h text:style-name="P22" text:outline-level="3">Pronunciation</text:h>
            </table:table-cell>
          </table:table-row>
        </table:table-header-rows>
        <table:table-row>
          <table:table-cell table:style-name="Table3.A1" office:value-type="string">
            <text:p text:style-name="P79"><text:span text:style-name="Strong_20_Emphasis"><text:span text:style-name="T6">Je</text:span></text:span></text:p>
          </table:table-cell>
          <table:table-cell table:style-name="Table3.A1" office:value-type="string">
            <text:p text:style-name="P25">dors</text:p>
          </table:table-cell>
          <table:table-cell table:style-name="Table3.A1" office:value-type="string">
            <text:p text:style-name="P25">[ xġ dor ]</text:p>
          </table:table-cell>
        </table:table-row>
        <table:table-row>
          <table:table-cell table:style-name="Table3.A1" office:value-type="string">
            <text:p text:style-name="P79"><text:span text:style-name="Strong_20_Emphasis"><text:span text:style-name="T6">Tu</text:span></text:span></text:p>
          </table:table-cell>
          <table:table-cell table:style-name="Table3.A1" office:value-type="string">
            <text:p text:style-name="P25">dors</text:p>
          </table:table-cell>
          <table:table-cell table:style-name="Table3.A1" office:value-type="string">
            <text:p text:style-name="P25">[ tu dor ]</text:p>
          </table:table-cell>
        </table:table-row>
        <table:table-row>
          <table:table-cell table:style-name="Table3.A1" office:value-type="string">
            <text:p text:style-name="P79"><text:span text:style-name="Strong_20_Emphasis"><text:span text:style-name="T6">Il, elle, on</text:span></text:span></text:p>
          </table:table-cell>
          <table:table-cell table:style-name="Table3.A1" office:value-type="string">
            <text:p text:style-name="P25">dort</text:p>
          </table:table-cell>
          <table:table-cell table:style-name="Table3.A1" office:value-type="string">
            <text:p text:style-name="P25">[ il, el, qu dor ]</text:p>
          </table:table-cell>
        </table:table-row>
        <table:table-row>
          <table:table-cell table:style-name="Table3.A1" office:value-type="string">
            <text:p text:style-name="P79"><text:span text:style-name="Strong_20_Emphasis"><text:span text:style-name="T6">Nous</text:span></text:span></text:p>
          </table:table-cell>
          <table:table-cell table:style-name="Table3.A1" office:value-type="string">
            <text:p text:style-name="P25">dormons</text:p>
          </table:table-cell>
          <table:table-cell table:style-name="Table3.A1" office:value-type="string">
            <text:p text:style-name="P25">[ nu dormo ]</text:p>
          </table:table-cell>
        </table:table-row>
        <table:table-row>
          <table:table-cell table:style-name="Table3.A1" office:value-type="string">
            <text:p text:style-name="P79"><text:span text:style-name="Strong_20_Emphasis"><text:span text:style-name="T6">Vous</text:span></text:span></text:p>
          </table:table-cell>
          <table:table-cell table:style-name="Table3.A1" office:value-type="string">
            <text:p text:style-name="P25">dormez</text:p>
          </table:table-cell>
          <table:table-cell table:style-name="Table3.A1" office:value-type="string">
            <text:p text:style-name="P25">[ vu dorme ]</text:p>
          </table:table-cell>
        </table:table-row>
        <table:table-row>
          <table:table-cell table:style-name="Table3.A1" office:value-type="string">
            <text:p text:style-name="P79"><text:span text:style-name="Strong_20_Emphasis"><text:span text:style-name="T6">Ils, elles</text:span></text:span></text:p>
          </table:table-cell>
          <table:table-cell table:style-name="Table3.A1" office:value-type="string">
            <text:p text:style-name="P25">dorment</text:p>
          </table:table-cell>
          <table:table-cell table:style-name="Table3.A1" office:value-type="string">
            <text:p text:style-name="P25">[ il, el dorm ]</text:p>
          </table:table-cell>
        </table:table-row>
      </table:table>
      <text:p text:style-name="P23"/>
      <text:p text:style-name="P29">une fille et une femme. <text:tab/><text:tab/><text:tab/>[ qun fil e qun fam ]</text:p>
      <text:p text:style-name="P29">un sandwich et du lait. <text:tab/><text:tab/><text:tab/>[ qa sandwiċ e dju le ]</text:p>
      <text:p text:style-name="P29">un garçon et un homme. <text:tab/><text:tab/><text:tab/>[ qa garso e qa_nom ]</text:p>
      <text:p text:style-name="P29">du riz et une pomme. <text:tab/><text:tab/><text:tab/>[ dju ri e qun pom ]</text:p>
      <text:p text:style-name="P29">un homme et une femme. <text:tab/><text:tab/><text:tab/>[ qa_nom e qun fam ]</text:p>
      <text:p text:style-name="P29">du pain et de l'eau. <text:tab/><text:tab/><text:tab/><text:tab/>[ dju pan e du lo ]</text:p>
      <text:p text:style-name="P28"><text:soft-page-break/></text:p>
      <text:p text:style-name="P33">L'homme mange un oeuf. <text:tab/><text:tab/><text:tab/>[ lom manġ qan_of ]</text:p>
      <text:p text:style-name="P33">Le garçon et l'homme boivent de l'eau. <text:tab/>[ lo garso e lom bwav du lo ]</text:p>
      <text:p text:style-name="P33">Le garçon boit du lait. <text:tab/><text:tab/><text:tab/>[ lo garso bwa dju le ]</text:p>
      <text:p text:style-name="P33">La femme boit du café. <text:tab/><text:tab/><text:tab/>[ la fam bwa dju kafe ]</text:p>
      <text:p text:style-name="P33">La femme conduit une voiture. <text:tab/><text:tab/>[ la fam kondwi qun va-ture ]</text:p>
      <text:p text:style-name="P33">L'homme conduit une voiture. <text:tab/><text:tab/>[ lom kondwi qun va-ture ]</text:p>
      <text:p text:style-name="P33">La fille marche. <text:tab/><text:tab/><text:tab/><text:tab/>[ la fi marx ]</text:p>
      <text:p text:style-name="P33">Le garçon marche. <text:tab/><text:tab/><text:tab/><text:tab/>[ Lo garso marx ]</text:p>
      <text:p text:style-name="P33">La femme marche. <text:tab/><text:tab/><text:tab/><text:tab/>[ Lo fam marx ]</text:p>
      <text:p text:style-name="P33">La fille court. <text:tab/><text:tab/><text:tab/><text:tab/><text:tab/>[ la fi cur ]</text:p>
      <text:p text:style-name="P33">L'homme court. <text:tab/><text:tab/><text:tab/><text:tab/>[ lom cur ]</text:p>
      <text:p text:style-name="P32"/>
      <text:p text:style-name="P37">La femme conduit. <text:tab/><text:tab/><text:tab/><text:tab/>[ la fam kondwi ]</text:p>
      <text:p text:style-name="P37">La fille ne conduit pas.<text:tab/><text:tab/><text:tab/> [ la fi no kondwi pa ]</text:p>
      <text:p text:style-name="P37">L'homme conduit. <text:tab/><text:tab/><text:tab/><text:tab/>[ lom kondwi ]</text:p>
      <text:p text:style-name="P37">Le garçon ne conduit pas. <text:tab/><text:tab/><text:tab/>[ lo garso no condwi pa ]</text:p>
      <text:p text:style-name="P37">Les adultes cuisinent. <text:tab/><text:tab/><text:tab/>[ le ż_adult kweżin ]</text:p>
      <text:p text:style-name="P37">Les adultes ne cuisinent pas. <text:tab/><text:tab/>[ le ż_adult no kweżin pa ]</text:p>
      <text:p text:style-name="P37">Les enfants écrivent. <text:tab/><text:tab/><text:tab/><text:tab/>[ le żanfa ekriv ]</text:p>
      <text:p text:style-name="P37">Les enfants n'écrivent pas.<text:tab/><text:tab/><text:tab/>[ le żanfa n'ekriv pa ]</text:p>
      <text:p text:style-name="P37">La femme ne conduit pas. <text:tab/><text:tab/><text:tab/>[ la fam no kondwi pa ]</text:p>
      <text:p text:style-name="P37">Les adultes cuisinent. <text:tab/><text:tab/><text:tab/>[ le ż_adult kwiżin ]</text:p>
      <text:p text:style-name="P37">Les adultes ne cuisinent pas. <text:tab/><text:tab/>[ le ż_adult no kwiżin pa ]</text:p>
      <text:p text:style-name="P37">Les enfants écrivent. <text:tab/><text:tab/><text:tab/><text:tab/>[ le ż_anfa ekriv ]</text:p>
      <text:p text:style-name="P37">Les enfants n'écrivent pas. <text:tab/><text:tab/><text:tab/>[ le ż_anfa ne_ekriv pa ]</text:p>
      <text:p text:style-name="P37">La femme conduit. <text:tab/><text:tab/><text:tab/><text:tab/>[ la fam knodwi ]</text:p>
      <text:p text:style-name="P37">La femme ne conduit pas. <text:tab/><text:tab/><text:tab/>[ la fam no knodwi pa ]</text:p>
      <text:p text:style-name="P36"/>
      <text:p text:style-name="P36">Ils nagent. <text:tab/><text:tab/><text:tab/><text:tab/><text:tab/>[ il naxġ ]</text:p>
      <text:p text:style-name="P36">Ils ne nagent pas. <text:tab/><text:tab/><text:tab/><text:tab/>[ il ne naxġ pa ]</text:p>
      <text:p text:style-name="P36">Il dort. <text:tab/><text:tab/><text:tab/><text:tab/><text:tab/><text:tab/>[ Il dor ]</text:p>
      <text:p text:style-name="P36">Il ne dort pas. <text:tab/><text:tab/><text:tab/><text:tab/><text:tab/>[ Il ne dor pa ]</text:p>
      <text:p text:style-name="P30"/>
      <text:p text:style-name="P35">Il marche. Il ne court pas. <text:tab/><text:tab/><text:tab/>[ il marx. Il ne kur pa ]</text:p>
      <text:p text:style-name="P35">Ils cuisinent. Ils ne mangent pas. <text:tab/><text:tab/>[ il kwiżin, il ne manxġ pa ]</text:p>
      <text:p text:style-name="P35"><text:soft-page-break/>Ils ne cuisinent pas. Ils mangent. <text:tab/><text:tab/>[ il ne kwiżin pa, il manxġ ]</text:p>
      <text:p text:style-name="P35">Il ne marche pas. Il court. <text:tab/><text:tab/><text:tab/>[ il ne marx pa. Il kur ]</text:p>
      <text:p text:style-name="P35"/>
      <text:p text:style-name="P39">Les femmes ont du riz. <text:tab/><text:tab/><text:tab/>[ le fam o du ri ]</text:p>
      <text:p text:style-name="P39">Les femmes n'ont pas de riz. <text:tab/><text:tab/><text:tab/>[ le fam no pa du ri ]</text:p>
      <text:p text:style-name="P39">Le garçon a un stylo. <text:tab/><text:tab/><text:tab/><text:tab/>[ lo ġarso a aa stylo ]</text:p>
      <text:p text:style-name="P39">Le garçon n'a pas de stylo. <text:tab/><text:tab/><text:tab/>[ lo ġarso na pa du stilo ]</text:p>
      <text:p text:style-name="P39">Les hommes ont de l'eau. <text:tab/><text:tab/><text:tab/>[ lo ż_om o du lo ]</text:p>
      <text:p text:style-name="P39">Les hommes n'ont pas d'eau. <text:tab/><text:tab/>[ lo ż_on no pa du ]</text:p>
      <text:p text:style-name="P39">Le garçon a du lait. <text:tab/><text:tab/><text:tab/><text:tab/>[ lo ġarso a dju le ]</text:p>
      <text:p text:style-name="P39">Le garçon n'a pas de lait. <text:tab/><text:tab/><text:tab/>[ lo ġarso na pa du le ]</text:p>
      <text:p text:style-name="P39">Les filles ont des vélos. <text:tab/><text:tab/><text:tab/>[ le fil o de vilo ]</text:p>
      <text:p text:style-name="P39">Les filles n'ont pas de vélos. <text:tab/><text:tab/><text:tab/>[ le fil no pa du vilo ]</text:p>
      <text:p text:style-name="P38"/>
      <text:p text:style-name="P40">Le chien court. <text:tab/><text:tab/><text:tab/><text:tab/>[ lo xja kur ]</text:p>
      <text:p text:style-name="P40">Le chien ne court pas. <text:tab/><text:tab/><text:tab/>[ lo xja no kur pa ]</text:p>
      <text:p text:style-name="P40">Les garçons ont de l'eau. <text:tab/><text:tab/><text:tab/>[ le garso o du lo ]</text:p>
      <text:p text:style-name="P40">Les garçons n'ont pas d'eau. <text:tab/><text:tab/><text:tab/>[ le garso no pa du ]</text:p>
      <text:p text:style-name="P30"/>
      <text:p text:style-name="P27">Il mange du riz. <text:tab/><text:tab/><text:tab/><text:tab/>[ il manġ dju ri ]</text:p>
      <text:p text:style-name="P27">Ils mangent des sandwichs. <text:tab/><text:tab/><text:tab/>[ il manġ di sandwiċ ]</text:p>
      <text:p text:style-name="P27">Ils mangent des œufs. <text:tab/><text:tab/><text:tab/>[ il manġ d<text:span text:style-name="T50">i</text:span> ż<text:span text:style-name="T50">q</text:span> ]</text:p>
      <text:p text:style-name="P27">Elle mange une pomme. <text:tab/><text:tab/><text:tab/>[ elle manġ qun pom ]</text:p>
      <text:p text:style-name="P27">Elle boit de l'eau. <text:tab/><text:tab/><text:tab/><text:tab/>[ elle bwa du lo ]</text:p>
      <text:p text:style-name="P27">Ils lisent un journal. <text:tab/><text:tab/><text:tab/><text:tab/>[ il li<text:span text:style-name="T53">ż</text:span> qa jurnal ]</text:p>
      <text:p text:style-name="P27">Il conduit une voiture. <text:tab/><text:tab/><text:tab/>[ il conqwi qun va-tur ]</text:p>
      <text:p text:style-name="P27">Ils mangent des pommes.<text:tab/><text:tab/><text:tab/>[ il manġ di pom ]</text:p>
      <text:p text:style-name="P27">Elle lit un livre. <text:tab/><text:tab/><text:tab/><text:tab/>[ elle lit qa livr ]</text:p>
      <text:p text:style-name="P27">Elle a un chien. <text:tab/><text:tab/><text:tab/><text:tab/>[ elle a qa xja ]</text:p>
      <text:p text:style-name="P27">Ils ont un journal. <text:tab/><text:tab/><text:tab/><text:tab/>[ il <text:span text:style-name="T50">ż</text:span>_on<text:span text:style-name="T50">t</text:span> qa xġornal ]</text:p>
      <text:p text:style-name="P27">Il a un chat. <text:tab/><text:tab/><text:tab/><text:tab/><text:tab/>[ il a qa xja ]</text:p>
      <text:p text:style-name="P27">Elles ont un cheval. <text:tab/><text:tab/><text:tab/><text:tab/>[ elle <text:span text:style-name="T50">ż</text:span>_o<text:span text:style-name="T50">nt</text:span> qa xaval ]</text:p>
      <text:p text:style-name="P27">Elle a des sandwichs. <text:tab/><text:tab/><text:tab/><text:tab/>[ elle a de sandwiċ ]</text:p>
      <text:p text:style-name="P27">Il a une voiture. <text:tab/><text:tab/><text:tab/><text:tab/>[ il a qun va-tur ]</text:p>
      <text:p text:style-name="P27">Elle a un poisson. <text:tab/><text:tab/><text:tab/><text:tab/>[ elle a qa pwaso ]</text:p>
      <text:p text:style-name="P27">Il a des livres. <text:tab/><text:tab/><text:tab/><text:tab/><text:tab/>[ il a de livr ]</text:p>
      <text:p text:style-name="P27"><text:soft-page-break/>Ils ont des stylos. <text:tab/><text:tab/><text:tab/><text:tab/>[ il <text:span text:style-name="T50">ż</text:span>_on<text:span text:style-name="T50">t</text:span> de stilo ]</text:p>
      <text:p text:style-name="P27">Ils nagent. <text:tab/><text:tab/><text:tab/><text:tab/><text:tab/>[ il naxġ ]</text:p>
      <text:p text:style-name="P27">Ils marchent. <text:tab/><text:tab/><text:tab/><text:tab/><text:tab/>[ il marx ]</text:p>
      <text:p text:style-name="P27">Elles dorment. <text:tab/><text:tab/><text:tab/><text:tab/>[ elles dorm ]</text:p>
      <text:p text:style-name="P27">Ils lisent. <text:tab/><text:tab/><text:tab/><text:tab/><text:tab/>[ il lis ]</text:p>
      <text:p text:style-name="P34"/>
      <text:p text:style-name="P44"/>
      <text:p text:style-name="P26">Le chien mange. <text:tab/><text:tab/><text:tab/><text:tab/>[ lo xja manġ ]</text:p>
      <text:p text:style-name="P26">Le chat dort. <text:tab/><text:tab/><text:tab/><text:tab/><text:tab/>[ lo xa dor ]</text:p>
      <text:p text:style-name="P26">Le poisson nage. <text:tab/><text:tab/><text:tab/><text:tab/>[ lo pwaso naxġ ]</text:p>
      <text:p text:style-name="P26">Le cheval court. <text:tab/><text:tab/><text:tab/><text:tab/>[ lo xaval cur ]</text:p>
      <text:p text:style-name="P26"/>
      <text:p text:style-name="P34">Les adultes courent. <text:tab/><text:tab/><text:tab/><text:tab/>[ le ż_adult kur ]</text:p>
      <text:p text:style-name="P34">Les enfants nagent. <text:tab/><text:tab/><text:tab/><text:tab/>[ le ż_anfa naxġ ]</text:p>
      <text:p text:style-name="P34">Les adultes mangent. <text:tab/><text:tab/><text:tab/>[ le ż_adult manġ ]</text:p>
      <text:p text:style-name="P34">Les enfants boivent. <text:tab/><text:tab/><text:tab/><text:tab/>[ le ż_anfa bwav ]</text:p>
      <text:p text:style-name="P34">Les adultes lisent. <text:tab/><text:tab/><text:tab/><text:tab/>[ le ż_adult lis ]</text:p>
      <text:p text:style-name="P34">Les enfants courent. <text:tab/><text:tab/><text:tab/><text:tab/>[ le ż_anfa cur ]</text:p>
      <text:p text:style-name="P34">L'enfant court. <text:tab/><text:tab/><text:tab/><text:tab/>[ lon-fa cur ]</text:p>
      <text:p text:style-name="P34">L'adulte lit. <text:tab/><text:tab/><text:tab/><text:tab/><text:tab/>[ ladult li ]</text:p>
      <text:p text:style-name="P31"/>
      <text:p text:style-name="P40">Qu'est-ce que c'est? <text:tab/><text:tab/><text:tab/><text:tab/>[ kes kqu se? ]</text:p>
      <text:p text:style-name="P40">C'est une pomme. <text:tab/><text:tab/><text:tab/><text:tab/>[ se<text:span text:style-name="T53">t</text:span> qun pom ]</text:p>
      <text:p text:style-name="P40">C'est un journal. <text:tab/><text:tab/><text:tab/><text:tab/>[ se<text:span text:style-name="T53">t</text:span> qa jornal ]</text:p>
      <text:p text:style-name="P40">Qu'est-ce que c'est? <text:tab/><text:tab/><text:tab/><text:tab/>[ kes kqu se? ]</text:p>
      <text:p text:style-name="P40">C'est un chat. <text:tab/><text:tab/><text:tab/><text:tab/><text:tab/>[ se<text:span text:style-name="T53">t</text:span> qa xa ]</text:p>
      <text:p text:style-name="P40">C'est un journal. <text:tab/><text:tab/><text:tab/><text:tab/>[ se<text:span text:style-name="T53">t</text:span> qa jornal ]</text:p>
      <text:p text:style-name="P40"/>
      <text:p text:style-name="P40">Qu'est-ce que c'est? <text:tab/><text:tab/><text:tab/><text:tab/>[ kes kqu se? ]</text:p>
      <text:p text:style-name="P40">C'est un œuf. <text:tab/><text:tab/><text:tab/><text:tab/><text:tab/>[ se<text:span text:style-name="T53">t</text:span> qa n_of ]</text:p>
      <text:p text:style-name="P40">C'est un stylo. <text:tab/><text:tab/><text:tab/><text:tab/>[ se<text:span text:style-name="T53">t</text:span> qa stilo ]</text:p>
      <text:p text:style-name="P40">C'est un poisson. <text:tab/><text:tab/><text:tab/><text:tab/>[ se<text:span text:style-name="T53">t</text:span> qa pwaso ]</text:p>
      <text:p text:style-name="P40">C'est du riz.<text:tab/><text:tab/><text:tab/><text:tab/><text:tab/>[ se dju ri ]</text:p>
      <text:p text:style-name="P40"/>
      <text:p text:style-name="P43">Est-ce qu'il dort? <text:tab/>Oui. Il dort. <text:tab/><text:tab/><text:tab/>[ qes ki<text:span text:style-name="T51">l</text:span> dor? wi. il dor ]</text:p>
      <text:p text:style-name="P43">Est-ce qu'elle dort? <text:tab/>Non. Elle ne dort pas. <text:tab/>[ qes k<text:span text:style-name="T51">el</text:span> dor? no. elle no dor pa ]</text:p>
      <text:p text:style-name="P43"><text:soft-page-break/></text:p>
      <text:p text:style-name="P43">Est-ce que le chien nage? <text:tab/>Oui. <text:tab/><text:tab/><text:tab/>[ qes ki lo xja naxġ? wi ]</text:p>
      <text:p text:style-name="P43">Est-ce que le cheval nage? <text:tab/>Non. <text:tab/><text:tab/><text:tab/>[ qes ki lo xaval naxġ? no ]</text:p>
      <text:p text:style-name="P43"/>
      <text:p text:style-name="P43">Est-ce qu'elle lit le journal ?<text:tab/> Non. <text:tab/><text:tab/><text:tab/>[ qes ka li lo xġornal? no ]</text:p>
      <text:p text:style-name="P43">Est-ce qu'elle lit un livre ? <text:tab/>Non. <text:tab/><text:tab/><text:tab/>[ qes ka li qa livr no ]</text:p>
      <text:p text:style-name="P43">Est-ce qu'il mange une pomme? <text:tab/>Non. <text:tab/><text:tab/>[ qes ki manġ un pom? no ]</text:p>
      <text:p text:style-name="P42"/>
      <text:p text:style-name="P42">Au revoir!</text:p>
      <text:p text:style-name="P41"/>
      <text:p text:style-name="P45"/>
      <text:p text:style-name="P72">Lesson <text:span text:style-name="T55">3</text:span></text:p>
      <text:p text:style-name="P73">Blanc <text:tab/><text:tab/><text:tab/><text:tab/>[ bla ]</text:p>
      <text:p text:style-name="P73">Noir<text:tab/><text:tab/><text:tab/><text:tab/>[ nwar ]</text:p>
      <text:p text:style-name="P73">Rouge<text:tab/><text:tab/><text:tab/><text:tab/>[ ruxġ ]</text:p>
      <text:p text:style-name="P73">Bleu<text:tab/><text:tab/><text:tab/><text:tab/>[blu]</text:p>
      <text:p text:style-name="P73">Vert<text:tab/><text:tab/><text:tab/><text:tab/>[ver]</text:p>
      <text:p text:style-name="P73">Jaune<text:tab/><text:tab/><text:tab/><text:tab/>[xġon]</text:p>
      <text:p text:style-name="P73"/>
      <text:p text:style-name="P73">Le lait est blanc.<text:tab/><text:tab/>[lo le e blqo]</text:p>
      <text:p text:style-name="P73"/>
      <text:p text:style-name="P73">Le riz est blac.<text:tab/><text:tab/><text:tab/>[lo ri e blqo]</text:p>
      <text:p text:style-name="P73"/>
      <text:p text:style-name="P73">La voiture est blanche.<text:tab/>[ la vwatur e blanx ]</text:p>
      <text:p text:style-name="P73"/>
      <text:p text:style-name="P73">La voiture est <text:s/>verte.<text:tab/><text:tab/>[ la vwatur e vert ]</text:p>
      <text:p text:style-name="P73"/>
      <text:p text:style-name="P73">La pomme est <text:s/>verte.<text:tab/><text:tab/>[ la pom e vert ]</text:p>
      <text:p text:style-name="P73"/>
      <text:p text:style-name="P73">Le vélo est vert.<text:tab/><text:tab/>[ le velo e vert ]</text:p>
      <text:p text:style-name="P73"/>
      <text:p text:style-name="P73">Les œufs sont rouges.<text:tab/><text:span text:style-name="T56">[ le zus son rouge ]</text:span></text:p>
      <text:p text:style-name="P73"/>
      <text:p text:style-name="P73">Les pommes sont vertes.<text:tab/><text:span text:style-name="T56">[ le pom son vert ]</text:span></text:p>
      <text:p text:style-name="P73"/>
      <text:p text:style-name="P73">Les vélos sont blancs.<text:tab/><text:tab/><text:span text:style-name="T56">[ le pom son blqa ]</text:span></text:p>
      <text:p text:style-name="P73"><text:soft-page-break/></text:p>
      <text:p text:style-name="P73">Les voitures sont blanches.<text:tab/><text:span text:style-name="T56">[ le vwatur son blonx ]</text:span></text:p>
      <text:p text:style-name="P73"/>
      <text:p text:style-name="P73">Les stylos sont verts.<text:tab/><text:tab/><text:span text:style-name="T56">[ le stilo so ver ]</text:span></text:p>
      <text:p text:style-name="P73"/>
      <text:p text:style-name="P73">Les vélos sont rouges.<text:tab/><text:span text:style-name="T56">[ le relo son roug ]</text:span></text:p>
      <text:p text:style-name="P73"/>
      <text:p text:style-name="P99">L'oeuf est bleu. <text:tab/><text:tab/>[ l-of e blu ]</text:p>
      <text:p text:style-name="P99"/>
      <text:p text:style-name="P99">Les oeufs sont bleus. <text:tab/><text:tab/>[ le żqu son blu ]</text:p>
      <text:p text:style-name="P99"/>
      <text:p text:style-name="P99">Le velo est jaune.<text:tab/><text:tab/>[ lo velo e xġun ]</text:p>
      <text:p text:style-name="P99"/>
      <text:p text:style-name="P99">Les velos sont jaunes. <text:tab/>[ le velo son xġun ]</text:p>
      <text:p text:style-name="P99"/>
      <text:p text:style-name="P99">La voiture est noire. <text:tab/><text:tab/>[ la vwatur e nwar ]</text:p>
      <text:p text:style-name="P99"/>
      <text:p text:style-name="P99">Les voitures sont noires.<text:tab/>[ le vwatur son nwar ]</text:p>
      <text:p text:style-name="P99"/>
      <text:p text:style-name="P99">Le ballon est rouge. <text:tab/><text:tab/>[ lo belo son rouge ]</text:p>
      <text:p text:style-name="P99"/>
      <text:p text:style-name="P99">Les ballons sont rouges. <text:s/><text:tab/>[ le belo son ruxġ ]</text:p>
      <text:p text:style-name="P73"/>
      <text:p text:style-name="P100">Le chat est noir.<text:tab/><text:tab/>[ lo xa e nwar ]</text:p>
      <text:p text:style-name="P100"/>
      <text:p text:style-name="P100">Les chats sont noirs.<text:tab/><text:tab/>[ le xa son nwar ]</text:p>
      <text:p text:style-name="P100"/>
      <text:p text:style-name="P101">Le poisson est rouge.<text:tab/><text:tab/>[ lo pwaso e ruxġ ]</text:p>
      <text:p text:style-name="P101"/>
      <text:p text:style-name="P101">Les poissons sont rouges.<text:tab/>[ le pwaso son ruxġ ]</text:p>
      <text:p text:style-name="P73"/>
      <text:p text:style-name="P73"/>
      <text:p text:style-name="P73"/>
      <text:p text:style-name="P73"/>
      <text:p text:style-name="P73"/>
      <text:p text:style-name="P73"/>
      <text:p text:style-name="P102"><text:soft-page-break/>Elle est bleue.</text:p>
      <text:p text:style-name="P102"/>
      <text:p text:style-name="P102">Elle est noire.</text:p>
      <text:p text:style-name="P102"/>
      <text:p text:style-name="P102">Elle est rouge.</text:p>
      <text:p text:style-name="P102"/>
      <text:p text:style-name="P102">Il est vert.</text:p>
      <text:p text:style-name="P102"/>
      <text:p text:style-name="P102">Il est blanc.</text:p>
      <text:p text:style-name="P45"/>
      <text:p text:style-name="P103">Lesson 4</text:p>
      <text:p text:style-name="P49">Bonjur</text:p>
      <text:p text:style-name="P49"/>
      <text:p text:style-name="P48">un oeuf <text:tab/><text:tab/><text:tab/>[ a nof ] <text:tab/><text:tab/><text:tab/>an egg</text:p>
      <text:p text:style-name="P48"><text:line-break/>une voiture <text:tab/><text:tab/><text:tab/>[ une vwatur ] <text:tab/><text:tab/><text:tab/>a car</text:p>
      <text:p text:style-name="P48"><text:line-break/>trois vélos <text:tab/><text:tab/><text:tab/>[ twa velo ] <text:tab/><text:tab/><text:tab/>three bicycles</text:p>
      <text:p text:style-name="P48"><text:line-break/>deux stylos <text:tab/><text:tab/><text:tab/>[ dqu stilo ] <text:tab/><text:tab/><text:tab/>two pens</text:p>
      <text:p text:style-name="P48"><text:line-break/>trois chats <text:tab/><text:tab/><text:tab/>[ twa xa ] <text:tab/><text:tab/><text:tab/>three cats</text:p>
      <text:p text:style-name="P48"><text:line-break/>deux chiens <text:tab/><text:tab/><text:tab/>[ dqu xja ] <text:tab/><text:tab/><text:tab/>two dogs</text:p>
      <text:p text:style-name="P48"><text:line-break/>six filles <text:tab/><text:tab/><text:tab/>[ si fi ] <text:tab/><text:tab/><text:tab/><text:tab/>six girls</text:p>
      <text:p text:style-name="P48"><text:line-break/>cinq journaux <text:tab/><text:tab/><text:tab/>[ san ġurnal ] <text:tab/><text:tab/><text:tab/>five newspapers</text:p>
      <text:p text:style-name="P48"><text:line-break/>quatre garçons <text:tab/><text:tab/>[ katr<text:span text:style-name="T54">e</text:span> garso ] <text:tab/><text:tab/><text:tab/>four boys</text:p>
      <text:p text:style-name="P48"><text:line-break/>six pommes <text:tab/><text:tab/><text:tab/>[ si pom ] <text:tab/><text:tab/><text:tab/>six apples</text:p>
      <text:p text:style-name="P48"><text:line-break/>cinq livres <text:tab/><text:tab/><text:tab/>[ san<text:span text:style-name="T54">k</text:span> livr ] <text:tab/><text:tab/><text:tab/>five books</text:p>
      <text:p text:style-name="P48"><text:line-break/>quatre hommes <text:tab/><text:tab/>[ katr omm ] <text:tab/><text:tab/><text:tab/>four men</text:p>
      <text:p text:style-name="P48"/>
      <text:p text:style-name="P48"/>
      <text:p text:style-name="P48">un, deux, trois, quatre, cinq, six<text:tab/>[ qa, du, twa, katr, sank, sis ]</text:p>
      <text:p text:style-name="P96"><text:line-break/><text:line-break/><text:line-break/>Il y a un livre <text:tab/><text:tab/><text:tab/><text:tab/>[ il ja qa livr ] <text:tab/><text:tab/><text:tab/><text:tab/>There is a book</text:p>
      <text:p text:style-name="P46"/>
      <text:p text:style-name="P46">Il y a une femme <text:tab/><text:tab/><text:tab/>[ il ja qun fam ] <text:tab/><text:tab/><text:tab/>There is a woman</text:p>
      <text:p text:style-name="P46"/>
      <text:p text:style-name="P46">Il y a un oeuf <text:tab/><text:tab/><text:tab/><text:tab/>[ il ja qa nof ] <text:tab/><text:tab/><text:tab/><text:tab/>There is an egg</text:p>
      <text:p text:style-name="P46"/>
      <text:p text:style-name="P46"><text:soft-page-break/>Il y a un enfant <text:tab/><text:tab/><text:tab/>[ il ja qa n<text:span text:style-name="T54">_</text:span>anfa ] <text:tab/><text:tab/><text:tab/>There is a child</text:p>
      <text:p text:style-name="P46"/>
      <text:p text:style-name="P46">Il y a un poisson <text:tab/><text:tab/><text:tab/>[ il ja qa pwasso ] <text:tab/><text:tab/><text:tab/>There is a fish</text:p>
      <text:p text:style-name="P46"/>
      <text:p text:style-name="P46">Il y a un portable <text:tab/><text:tab/><text:tab/>[ il ja qa portabl ] <text:tab/><text:tab/><text:tab/>There is a phone</text:p>
      <text:p text:style-name="P46"/>
      <text:p text:style-name="P46">Il y a quatre femmes <text:tab/><text:tab/><text:tab/>[ il ja katro fam ] <text:tab/><text:tab/><text:tab/>There are four women</text:p>
      <text:p text:style-name="P46"/>
      <text:p text:style-name="P46">Il y a trois livres <text:tab/><text:tab/><text:tab/>[ il ja twa livr ] <text:tab/><text:tab/><text:tab/><text:tab/>There are three books</text:p>
      <text:p text:style-name="P46"/>
      <text:p text:style-name="P46">Il y a deux enfants <text:tab/><text:tab/><text:tab/>[ il ja dqu ż<text:span text:style-name="T54">_</text:span>anfa ] <text:tab/><text:tab/><text:tab/>There are two children</text:p>
      <text:p text:style-name="P46"/>
      <text:p text:style-name="P46">Il y a cinq poissons <text:tab/><text:tab/><text:tab/>[ il ja sa<text:span text:style-name="T54">k</text:span> pwaso ] <text:tab/><text:tab/><text:tab/>There are five fish</text:p>
      <text:p text:style-name="P46"/>
      <text:p text:style-name="P46">Il y a six oeufs <text:tab/><text:tab/><text:tab/><text:tab/>[ il ja sis żqu ] <text:tab/><text:tab/><text:tab/><text:tab/>There are six eggs</text:p>
      <text:p text:style-name="P46"/>
      <text:p text:style-name="P46">Il y a deux portables <text:tab/><text:tab/><text:tab/>[ il ja dqu portabl ] <text:tab/><text:tab/><text:tab/>There are two phones</text:p>
      <text:p text:style-name="P46"/>
      <text:p text:style-name="P46">Il y a quatre clés <text:tab/><text:tab/><text:tab/>[ il ja katre kle ] <text:tab/><text:tab/><text:tab/>There are four keys</text:p>
      <text:p text:style-name="P46"/>
      <text:p text:style-name="P46">Il y a un lit <text:tab/><text:tab/><text:tab/><text:tab/>[ il ja qa li ] <text:tab/><text:tab/><text:tab/><text:tab/>There is a bed</text:p>
      <text:p text:style-name="P46"/>
      <text:p text:style-name="P46">Il y a trois balles <text:tab/><text:tab/><text:tab/>[ il ja twa ball ] <text:tab/><text:tab/><text:tab/>There are three balls</text:p>
      <text:p text:style-name="P46"/>
      <text:p text:style-name="P46">Il y a une tasse <text:tab/><text:tab/><text:tab/>[ il ja un tas ] <text:tab/><text:tab/><text:tab/><text:tab/>There is a cup</text:p>
      <text:p text:style-name="P46"/>
      <text:p text:style-name="P46">Il y a quatre chaises <text:tab/><text:tab/><text:tab/>[ il ja katre xeż ] <text:tab/><text:tab/><text:tab/>There are four chairs</text:p>
      <text:p text:style-name="P46"/>
      <text:p text:style-name="P46">Il y a deux tables <text:tab/><text:tab/><text:tab/>[ il ja dqu tabl ] <text:tab/><text:tab/><text:tab/>There are two tables</text:p>
      <text:p text:style-name="P46"/>
      <text:p text:style-name="P47">Il y a trois téléphones <text:tab/><text:tab/>[ il ja twa telefon ] <text:tab/><text:tab/><text:tab/>There are three phones</text:p>
      <text:p text:style-name="P47"/>
      <text:p text:style-name="P50">Il y a une balle</text:p>
      <text:p text:style-name="P47"/>
      <text:p text:style-name="P50">Il y a trois chaises</text:p>
      <text:p text:style-name="P47"/>
      <text:p text:style-name="P50">Il y a deux tables</text:p>
      <text:p text:style-name="P47"/>
      <text:p text:style-name="P50">Il y a une table</text:p>
      <text:p text:style-name="P47"/>
      <text:p text:style-name="P47"/>
      <text:p text:style-name="P47"/>
      <text:p text:style-name="P50">Combien y a-t-il de poissons ?<text:tab/><text:tab/>Il y a trois poissons</text:p>
      <text:p text:style-name="P47"><text:line-break/><text:span text:style-name="T52">Kombja ya til di pwasso<text:tab/><text:tab/><text:tab/>il ja twa pwasso</text:span></text:p>
      <text:p text:style-name="P47"/>
      <text:p text:style-name="P47"/>
      <text:p text:style-name="P50">Combien y a-t-il de clés ?<text:tab/><text:tab/><text:tab/>Il y a quatre <text:s/>clés</text:p>
      <text:p text:style-name="P50">Kombja ja til di kle<text:tab/><text:tab/><text:tab/><text:tab/>Il ja katre kle</text:p>
      <text:p text:style-name="P50"><text:soft-page-break/></text:p>
      <text:p text:style-name="P50"/>
      <text:p text:style-name="P50">Combien y a-t-il de policiers ?<text:tab/><text:tab/><text:tab/>Il y a deux policiers</text:p>
      <text:p text:style-name="P50"/>
      <text:p text:style-name="P50">Combien y a-t-il de pommes?<text:tab/><text:tab/><text:tab/>Il y a une pomme</text:p>
      <text:p text:style-name="P50"/>
      <text:p text:style-name="P50">Combien y a-t-il de chaises ?<text:tab/><text:tab/><text:tab/>Il y a six chaises</text:p>
      <text:p text:style-name="P50"/>
      <text:p text:style-name="P50">Combien y a-t-il de téléphones ?<text:tab/><text:tab/>Il y a cinq <text:s/>téléphones</text:p>
      <text:p text:style-name="P50"/>
      <text:p text:style-name="P50">Combien y a-t-il de lits ?<text:tab/><text:tab/><text:tab/>Il y a deux lits</text:p>
      <text:p text:style-name="P50"/>
      <text:p text:style-name="P50"/>
      <text:p text:style-name="P51">Il y a six tasses <text:tab/><text:tab/>[ il ja si tas ] <text:tab/><text:tab/><text:tab/>There are six cups</text:p>
      <text:p text:style-name="P51"><text:line-break/>Il y a quatre tasses <text:tab/><text:tab/>[ il ja katre tas ] <text:tab/><text:tab/>There are four cups</text:p>
      <text:p text:style-name="P51"><text:line-break/>Il y a cinq oeufs <text:tab/><text:tab/>[ il ja sank qu ] <text:tab/><text:tab/>There are five eggs</text:p>
      <text:p text:style-name="P51"><text:line-break/>Il y a trois oeufs <text:tab/><text:tab/>[ il ja twa żqu ] <text:tab/><text:tab/>There are three eggs</text:p>
      <text:p text:style-name="P51"/>
      <text:p text:style-name="P51"/>
      <text:p text:style-name="P52">Il y a trois oeufs.<text:tab/><text:tab/>[ il ja twa żqu ]</text:p>
      <text:p text:style-name="P52"/>
      <text:p text:style-name="P52">Il y a cinq oeufs.<text:tab/><text:tab/>[ il ja sank qu ]</text:p>
      <text:p text:style-name="P52"/>
      <text:p text:style-name="P52">Il y a quatre tasses.<text:tab/><text:tab/>[ il ja katr taż ]</text:p>
      <text:p text:style-name="P52"/>
      <text:p text:style-name="P52">Il y a six tasses.<text:tab/><text:tab/>[ il ja si taż ]</text:p>
      <text:p text:style-name="P52"/>
      <text:p text:style-name="P52"/>
      <text:p text:style-name="P52"/>
      <text:p text:style-name="P52">Il y a trois oeufs. [ il ja twa żqu ] There are three eggs</text:p>
      <text:p text:style-name="P52"/>
      <text:p text:style-name="P52">Il y a cinq oeufs. [ il ja sank qu ] There are five eggs</text:p>
      <text:p text:style-name="P52"/>
      <text:p text:style-name="P52">Il y a quatre tasses. [ il ja katre taż ] There are four cups</text:p>
      <text:p text:style-name="P52"/>
      <text:p text:style-name="P52">Il y a six tasses. [ il ja sis taż ] There are six cups</text:p>
      <text:p text:style-name="P52"/>
      <text:p text:style-name="P53">Trois assiettes sont blanches. [ twas asjet son blanx ] Three plates are white</text:p>
      <text:p text:style-name="P53"><text:line-break/>Une fleur est rouge. [ un flor e ruxġ ] A flower is red</text:p>
      <text:p text:style-name="P53"><text:line-break/>Deux pommes sont vertes. [ du pom son vert ] Two apples are green</text:p>
      <text:p text:style-name="P53"><text:line-break/>Quatre bols sont bleus. [ katre bol son blu ] Four bowls are blue</text:p>
      <text:p text:style-name="P53"/>
      <text:p text:style-name="P54"><text:span text:style-name="Strong_20_Emphasis">Combien y a-t-il de tables blanches?</text:span><text:line-break/>[ kombja ja til di tabl<text:span text:style-name="T54">e</text:span> blanx? ]</text:p>
      <text:p text:style-name="P54"><text:soft-page-break/><text:line-break/><text:span text:style-name="Strong_20_Emphasis">Il y a deux tables blanches.</text:span><text:line-break/>[ il ja du tabl<text:span text:style-name="T54">e</text:span> blanx ]</text:p>
      <text:p text:style-name="P54"><text:line-break/>How many white tables are there? - There are two white tables.</text:p>
      <text:p text:style-name="P55"/>
      <text:p text:style-name="P55"><text:span text:style-name="Strong_20_Emphasis">Combien y a-t-il de balles rouges ?</text:span><text:line-break/>[ kombja ja til di ball rux ]</text:p>
      <text:p text:style-name="P55"><text:line-break/><text:span text:style-name="Strong_20_Emphasis">Il y a une balle rouge.</text:span><text:line-break/>[ il ja un bal rux ]</text:p>
      <text:p text:style-name="P55"><text:line-break/>How many red balls are there? There is one red ball.</text:p>
      <text:p text:style-name="P55"/>
      <text:p text:style-name="P55"><text:span text:style-name="Strong_20_Emphasis">Combien y a-t-il de bols jaunes ?</text:span><text:line-break/>[ kombja ja til di bol xġun ]</text:p>
      <text:p text:style-name="P55"><text:line-break/><text:span text:style-name="Strong_20_Emphasis">Il y a deux bols jaunes.</text:span><text:line-break/>[ il ja du bol xġun ]</text:p>
      <text:p text:style-name="P55"><text:line-break/>How many yellow bowls are there? There are two yellow bowls.</text:p>
      <text:p text:style-name="P55"/>
      <text:p text:style-name="P56"><text:span text:style-name="Strong_20_Emphasis">Combien y a-t-il de téléphones noirs ?</text:span><text:line-break/>[ kombja ja til di telefon nwar ]</text:p>
      <text:p text:style-name="P56"><text:line-break/><text:span text:style-name="Strong_20_Emphasis">Il y a un téléphone noir.</text:span><text:line-break/>[ il ja qa telefon nwar ]</text:p>
      <text:p text:style-name="P56"/>
      <text:p text:style-name="P56">How many black telephones are there? There is one black telephone.</text:p>
      <text:p text:style-name="P50"/>
      <text:p text:style-name="P50"/>
      <text:p text:style-name="P80"><text:span text:style-name="Strong_20_Emphasis"><text:span text:style-name="T7">Des chaussures <text:tab/></text:span></text:span><text:span text:style-name="T7">[ de x</text:span><text:span text:style-name="T8">e-su</text:span><text:span text:style-name="T7"> ]<text:tab/><text:tab/>Shoes</text:span></text:p>
      <text:p text:style-name="P56"/>
      <text:p text:style-name="P80"><text:span text:style-name="Strong_20_Emphasis"><text:span text:style-name="T7">Une chemise<text:tab/><text:tab/></text:span></text:span><text:span text:style-name="T7">[ un xe-miz ]<text:tab/><text:tab/>A shirt</text:span></text:p>
      <text:p text:style-name="P56"/>
      <text:p text:style-name="P80"><text:span text:style-name="Strong_20_Emphasis"><text:span text:style-name="T7">Un pantalon<text:tab/><text:tab/></text:span></text:span><text:span text:style-name="T7">[ qa pa-ta-lo ]<text:tab/><text:tab/>Pants</text:span></text:p>
      <text:p text:style-name="P80"><text:span text:style-name="T7"/></text:p>
      <text:p text:style-name="P81"><text:span text:style-name="Strong_20_Emphasis"><text:span text:style-name="T7">Un manteau</text:span></text:span><text:span text:style-name="T7"> <text:tab/><text:tab/>[ qa </text:span><text:span text:style-name="T8">mo-to</text:span><text:span text:style-name="T7"> ] <text:tab/><text:tab/>A coat</text:span></text:p>
      <text:p text:style-name="P81"><text:span text:style-name="T7"><text:line-break/></text:span><text:span text:style-name="Strong_20_Emphasis"><text:span text:style-name="T7">Une robe</text:span></text:span><text:span text:style-name="T7"> <text:tab/><text:tab/>[ un rob ] <text:tab/><text:tab/>A dress</text:span></text:p>
      <text:p text:style-name="P81"><text:span text:style-name="T7"><text:line-break/></text:span><text:span text:style-name="Strong_20_Emphasis"><text:span text:style-name="T7">Une jupe</text:span></text:span><text:span text:style-name="T7"> <text:tab/><text:tab/>[ un </text:span><text:span text:style-name="T8">xġup</text:span><text:span text:style-name="T7"> ] <text:tab/><text:tab/>A skirt</text:span></text:p>
      <text:p text:style-name="P57">Un tee-shirt jaune <text:tab/>[ qa ti-xert xgon ] <text:tab/>A yellow t-shirt</text:p>
      <text:p text:style-name="P57"/>
      <text:p text:style-name="P57">Un tee-shirt vert <text:tab/>[ qa ti-xert vert ] <text:tab/>A green t-shirt</text:p>
      <text:p text:style-name="P57"/>
      <text:p text:style-name="P57">Une chemise bleue <text:tab/>[ un xe-miz blu ] <text:tab/>A blue shirt</text:p>
      <text:p text:style-name="P57"/>
      <text:p text:style-name="P57">Une chemise rouge <text:tab/>[ un xe-miz ruxġ ] <text:tab/>A red shirt</text:p>
      <text:p text:style-name="P57"/>
      <text:p text:style-name="P57"><text:soft-page-break/></text:p>
      <text:p text:style-name="P82"><text:span text:style-name="Strong_20_Emphasis"><text:span text:style-name="T7">Combien de tasses avez-vous?</text:span></text:span><text:span text:style-name="T9"><text:line-break/>[ kombja di taż ave-vu? ]</text:span></text:p>
      <text:p text:style-name="P82"><text:span text:style-name="T9"><text:line-break/></text:span><text:span text:style-name="Strong_20_Emphasis"><text:span text:style-name="T7">Nous avons quatre tasses.</text:span></text:span><text:span text:style-name="T9"><text:line-break/>[ nu ż_avo katre taż ]</text:span></text:p>
      <text:p text:style-name="P58"><text:line-break/>How many cups do you have? - We have four cups.</text:p>
      <text:p text:style-name="P74"/>
      <text:p text:style-name="P58"><text:span text:style-name="T35">Combien de sandwichs avez-vous?</text:span><text:line-break/>[ kombja di sandwiċ ave-vu? ]</text:p>
      <text:p text:style-name="P58"><text:line-break/><text:span text:style-name="T35">Nous avons cinq sandwichs.</text:span><text:line-break/>[ nu ż_avon sank sandwiċ ]</text:p>
      <text:p text:style-name="P58"><text:line-break/>How many sandwiches do you have? - We have five sandwiches.</text:p>
      <text:p text:style-name="P58"/>
      <text:p text:style-name="P58"/>
      <text:p text:style-name="P82"><text:span text:style-name="Strong_20_Emphasis"><text:span text:style-name="T9">Combien de bols avez-vous ?</text:span></text:span><text:span text:style-name="T9"><text:line-break/>[ kombja di bol ave-vu? ]</text:span></text:p>
      <text:p text:style-name="P82"><text:span text:style-name="T9"><text:line-break/></text:span><text:span text:style-name="Strong_20_Emphasis"><text:span text:style-name="T9">J'ai trois bols.</text:span></text:span><text:span text:style-name="T9"><text:line-break/>[ xġ-e twa bol ]<text:line-break/>How many bowls do you have? - I have three bowls.</text:span></text:p>
      <text:p text:style-name="P58"/>
      <text:p text:style-name="P82"><text:span text:style-name="Strong_20_Emphasis"><text:span text:style-name="T9">Combien d'assiettes avez-vous ?</text:span></text:span><text:span text:style-name="T9"><text:line-break/>[ kombja dasjet av-vu? ]</text:span></text:p>
      <text:p text:style-name="P82"><text:span text:style-name="T9"><text:line-break/></text:span><text:span text:style-name="Strong_20_Emphasis"><text:span text:style-name="T9">J'ai deux assiettes.</text:span></text:span><text:span text:style-name="T9"><text:line-break/>[ xġ-e du asjet ]<text:line-break/>How many plates do you have? - I have two plates.</text:span></text:p>
      <text:p text:style-name="P82"><text:span text:style-name="T9"/></text:p>
      <text:p text:style-name="P82"><text:span text:style-name="Strong_20_Emphasis"><text:span text:style-name="T9">J'ai des fleurs jaunes.</text:span></text:span><text:span text:style-name="T9"><text:line-break/>[ xġ-e de flur xġon ]<text:line-break/>I have yellow flowers.</text:span></text:p>
      <text:p text:style-name="P58"/>
      <text:p text:style-name="P82"><text:span text:style-name="Strong_20_Emphasis"><text:span text:style-name="T9">Vous avez des fleurs rouges.</text:span></text:span><text:span text:style-name="T9"><text:line-break/>[ vu ż-av de flur ruxġ ]<text:line-break/>You have red flowers.</text:span></text:p>
      <text:p text:style-name="P58"/>
      <text:p text:style-name="P82"><text:span text:style-name="Strong_20_Emphasis"><text:span text:style-name="T9">Nous avons des fleurs blanches.</text:span></text:span><text:span text:style-name="T9"><text:line-break/>[ nu ż_avo de flur blanx ]<text:line-break/>We have white flowers.</text:span></text:p>
      <text:p text:style-name="P58"/>
      <text:p text:style-name="P82"><text:span text:style-name="Strong_20_Emphasis"><text:span text:style-name="T9">Vous avez des fleurs bleues.</text:span></text:span><text:span text:style-name="T9"><text:line-break/>[ vu z_av de flur blu ]<text:line-break/>You have blue flowers.</text:span></text:p>
      <text:p text:style-name="P58"/>
      <text:p text:style-name="P82"><text:span text:style-name="Strong_20_Emphasis"><text:span text:style-name="T9">L'homme ne porte pas de chaussures.</text:span></text:span><text:span text:style-name="T9"><text:line-break/>[ lom no port pa di x</text:span><text:span text:style-name="T10">e-</text:span><text:span text:style-name="T9">sur ]<text:line-break/>The man is not wearing shoes.</text:span></text:p>
      <text:p text:style-name="P58"><text:soft-page-break/></text:p>
      <text:p text:style-name="P82"><text:span text:style-name="Strong_20_Emphasis"><text:span text:style-name="T9">La fille porte un tee-shirt.</text:span></text:span><text:span text:style-name="T9"><text:line-break/>[ la fi port qa ti-xert ]<text:line-break/>The girl is wearing a t-shirt.</text:span></text:p>
      <text:p text:style-name="P58"/>
      <text:p text:style-name="P82"><text:span text:style-name="Strong_20_Emphasis"><text:span text:style-name="T9">Le garçon ne porte pas de tee-shirt.</text:span></text:span><text:span text:style-name="T9"><text:line-break/>[ lo garso no port pa di ti-xert ]<text:line-break/>The boy is not wearing a t-shirt.</text:span></text:p>
      <text:p text:style-name="P58"/>
      <text:p text:style-name="P83"><text:span text:style-name="Strong_20_Emphasis"><text:span text:style-name="T9">La femme porte des chaussures.</text:span></text:span><text:span text:style-name="T9"><text:line-break/>[ la fam port de x</text:span><text:span text:style-name="T10">e-</text:span><text:span text:style-name="T9">sur ]<text:line-break/>The woman is wearing shoes.</text:span></text:p>
      <text:p text:style-name="P58"/>
      <text:p text:style-name="P58"/>
      <text:p text:style-name="P83"><text:span text:style-name="Strong_20_Emphasis"><text:span text:style-name="T9">Les hommes portent un chapeau.</text:span></text:span><text:span text:style-name="T9"><text:line-break/>[ le ż_om port qa xa-p</text:span><text:span text:style-name="T10">u</text:span><text:span text:style-name="T9"> ]<text:line-break/>The men are wearing a hat.</text:span></text:p>
      <text:p text:style-name="P59"/>
      <text:p text:style-name="P83"><text:span text:style-name="Strong_20_Emphasis"><text:span text:style-name="T9">Le garçon porte un pantalon.</text:span></text:span><text:span text:style-name="T9"><text:line-break/>[ lo garso port qa pan-ta-lon ]<text:line-break/>The boy is wearing pants.</text:span></text:p>
      <text:p text:style-name="P59"/>
      <text:p text:style-name="P83"><text:span text:style-name="Strong_20_Emphasis"><text:span text:style-name="T9">Trois femmes portent un pantalon. Une femme porte une robe.</text:span></text:span><text:span text:style-name="T9"><text:line-break/>[ twa fam port qa pan-ta-lon. Un fam port un rob. ]<text:line-break/>Three women are wearing pants. One woman is wearing a dress.</text:span></text:p>
      <text:p text:style-name="P59"/>
      <text:p text:style-name="P83"><text:span text:style-name="Strong_20_Emphasis"><text:span text:style-name="T9">La fille ne porte pas de pantalon. Elle porte une jupe.</text:span></text:span><text:span text:style-name="T9"><text:line-break/>[ la fi no port pa di pan-ta-lon. Elle port un </text:span><text:span text:style-name="T10">xġ</text:span><text:span text:style-name="T9">up. ]<text:line-break/>The girl is not wearing pants. She is wearing a skirt.</text:span></text:p>
      <text:p text:style-name="P59"/>
      <text:p text:style-name="P83"><text:span text:style-name="Strong_20_Emphasis"><text:span text:style-name="T9">La femme porte une jupe.</text:span></text:span><text:span text:style-name="T9"><text:line-break/>[ la fam port un </text:span><text:span text:style-name="T11">xġ</text:span><text:span text:style-name="T9">up ]<text:line-break/>The woman is wearing a skirt.</text:span></text:p>
      <text:p text:style-name="P59"/>
      <text:p text:style-name="P83"><text:span text:style-name="Strong_20_Emphasis"><text:span text:style-name="T9">La femme porte un pantalon.</text:span></text:span><text:span text:style-name="T9"><text:line-break/>[ la fam port qa pan-ta-lon ]<text:line-break/>The woman is wearing pants.</text:span></text:p>
      <text:p text:style-name="P59"/>
      <text:p text:style-name="P83"><text:span text:style-name="Strong_20_Emphasis"><text:span text:style-name="T9">La femme porte une robe.</text:span></text:span><text:span text:style-name="T9"><text:line-break/>[ la fam port un rob ]<text:line-break/>The woman is wearing a dress.</text:span></text:p>
      <text:p text:style-name="P59"/>
      <text:p text:style-name="P83"><text:span text:style-name="Strong_20_Emphasis"><text:span text:style-name="T9">La femme porte un chapeau.</text:span></text:span><text:span text:style-name="T9"><text:line-break/>[ la fam port qa xa-po ]<text:line-break/>The woman is wearing a hat.</text:span></text:p>
      <text:p text:style-name="P83"><text:span text:style-name="T9"><text:line-break/><text:line-break/></text:span><text:span text:style-name="Strong_20_Emphasis"><text:span text:style-name="T9">Il achète un chapeau.</text:span></text:span><text:span text:style-name="T9"><text:line-break/>[ il a-xet qa xa-po ]<text:line-break/>He is buying a hat.</text:span></text:p>
      <text:p text:style-name="P59"/>
      <text:p text:style-name="P83"><text:soft-page-break/><text:span text:style-name="Strong_20_Emphasis"><text:span text:style-name="T9">Il achète trois tee-shirts.</text:span></text:span><text:span text:style-name="T9"><text:line-break/>[ il a-xet twa ti-xert ]<text:line-break/>He is buying three t-shirts.</text:span></text:p>
      <text:p text:style-name="P59"/>
      <text:p text:style-name="P83"><text:span text:style-name="Strong_20_Emphasis"><text:span text:style-name="T9">Elle achète deux chapeaux.</text:span></text:span><text:span text:style-name="T9"><text:line-break/>[ elle a-xet du xa-po ]<text:line-break/>She is buying two hats.</text:span></text:p>
      <text:p text:style-name="P59"/>
      <text:p text:style-name="P83"><text:span text:style-name="Strong_20_Emphasis"><text:span text:style-name="T9">Elle achète quatre tee-shirts.</text:span></text:span><text:span text:style-name="T9"><text:line-break/>[ elle a-xet katre ti-xert ]<text:line-break/>She is buying four t-shirts.</text:span></text:p>
      <text:p text:style-name="P83"><text:span text:style-name="T9"><text:line-break/></text:span><text:span text:style-name="Strong_20_Emphasis"><text:span text:style-name="T9">L'homme porte un chapeau.</text:span></text:span><text:span text:style-name="T9"><text:line-break/>[ lom port qa xa-po ]<text:line-break/>The man is wearing a hat.</text:span></text:p>
      <text:p text:style-name="P59"/>
      <text:p text:style-name="P83"><text:span text:style-name="Strong_20_Emphasis"><text:span text:style-name="T9">L'homme achète un chapeau.</text:span></text:span><text:span text:style-name="T9"><text:line-break/>[ lom a-xet qa xa-po ]<text:line-break/>The man is buying a hat.</text:span></text:p>
      <text:p text:style-name="P59"/>
      <text:p text:style-name="P83"><text:span text:style-name="Strong_20_Emphasis"><text:span text:style-name="T9">L'homme porte un manteau.</text:span></text:span><text:span text:style-name="T9"><text:line-break/>[ lom port qa man-to ]<text:line-break/>The man is wearing a coat.</text:span></text:p>
      <text:p text:style-name="P59"/>
      <text:p text:style-name="P84"><text:span text:style-name="Strong_20_Emphasis"><text:span text:style-name="T9">L'homme achète un manteau.</text:span></text:span><text:span text:style-name="T9"><text:line-break/>[ lom a-xet qa man-to ]<text:line-break/>The man is buying a coat.<text:line-break/><text:line-break/></text:span><text:span text:style-name="Strong_20_Emphasis"><text:span text:style-name="T9">J'achète une jupe.</text:span></text:span><text:span text:style-name="T9"><text:line-break/>[ xġ-</text:span><text:span text:style-name="T11">a-</text:span><text:span text:style-name="T9">xet un </text:span><text:span text:style-name="T11">xġ</text:span><text:span text:style-name="T9">up ]<text:line-break/>I am buying a skirt.</text:span></text:p>
      <text:p text:style-name="P59"/>
      <text:p text:style-name="P84"><text:span text:style-name="Strong_20_Emphasis"><text:span text:style-name="T9">Je porte une jupe.</text:span></text:span><text:span text:style-name="T9"><text:line-break/>[ xġe port un </text:span><text:span text:style-name="T11">xġ</text:span><text:span text:style-name="T9">up ]<text:line-break/>I am wearing a skirt.</text:span></text:p>
      <text:p text:style-name="P59"/>
      <text:p text:style-name="P84"><text:span text:style-name="Strong_20_Emphasis"><text:span text:style-name="T9">J'achète un pantalon.</text:span></text:span><text:span text:style-name="T9"><text:line-break/>[ xġ-</text:span><text:span text:style-name="T11">a-</text:span><text:span text:style-name="T9">xet qa pan-ta-lon ]<text:line-break/>I am buying pants.</text:span></text:p>
      <text:p text:style-name="P59"/>
      <text:p text:style-name="P84"><text:span text:style-name="Strong_20_Emphasis"><text:span text:style-name="T9">Je porte un pantalon.</text:span></text:span><text:span text:style-name="T9"><text:line-break/>[ xġe port qa pan-ta-lon ]<text:line-break/>I am wearing pants.</text:span></text:p>
      <text:p text:style-name="P60"/>
      <text:p text:style-name="P85"><text:span text:style-name="Strong_20_Emphasis"><text:span text:style-name="T9">Qui mange ?</text:span></text:span><text:span text:style-name="T9"><text:line-break/>[ ki manxġ ? ]</text:span></text:p>
      <text:p text:style-name="P84"><text:span text:style-name="T9"/></text:p>
      <text:p text:style-name="P85"><text:span text:style-name="Strong_20_Emphasis"><text:span text:style-name="T9">Le policier mange.</text:span></text:span><text:span text:style-name="T9"><text:line-break/>[ lo poli-sje manxġ ]</text:span></text:p>
      <text:p text:style-name="P61"><text:line-break/>Who is eating? The policeman is eating.</text:p>
      <text:p text:style-name="P60"><text:soft-page-break/></text:p>
      <text:p text:style-name="P85"><text:span text:style-name="Strong_20_Emphasis"><text:span text:style-name="T9">Qui lit ?</text:span></text:span><text:span text:style-name="T9"><text:line-break/>[ ki li ? ]<text:line-break/></text:span></text:p>
      <text:p text:style-name="P85"><text:span text:style-name="Strong_20_Emphasis"><text:span text:style-name="T9">Les élèves lisent.</text:span></text:span><text:span text:style-name="T9"><text:line-break/>[ le żelèv li</text:span><text:span text:style-name="T12">żs</text:span><text:span text:style-name="T9"> ]</text:span></text:p>
      <text:p text:style-name="P61"><text:line-break/>Who is reading? <text:s/>The students are reading.</text:p>
      <text:p text:style-name="P60"/>
      <text:p text:style-name="P84"><text:span text:style-name="Strong_20_Emphasis"><text:span text:style-name="T9">Qui boit ?</text:span></text:span><text:span text:style-name="T9"><text:line-break/>[ ki bwa ? ]</text:span></text:p>
      <text:p text:style-name="P84"><text:span text:style-name="T9"/></text:p>
      <text:p text:style-name="P85"><text:span text:style-name="Strong_20_Emphasis"><text:span text:style-name="T9">Les femmes boivent.</text:span></text:span><text:span text:style-name="T9"><text:line-break/>[ le fam bwav ]<text:line-break/><text:line-break/>Who is drinking? The women are drinking.</text:span></text:p>
      <text:p text:style-name="P60"/>
      <text:p text:style-name="P84"><text:span text:style-name="Strong_20_Emphasis"><text:span text:style-name="T9">Qui écrit ?</text:span></text:span><text:span text:style-name="T9"><text:line-break/>[ ki ekri ? ]<text:line-break/></text:span></text:p>
      <text:p text:style-name="P85"><text:span text:style-name="Strong_20_Emphasis"><text:span text:style-name="T9">La fille écrit.</text:span></text:span><text:span text:style-name="T9"><text:line-break/>[ la fi ekri ]</text:span></text:p>
      <text:p text:style-name="P61"><text:line-break/>Who is writing? The girl is writing.</text:p>
      <text:p text:style-name="P61"/>
      <text:p text:style-name="P85"><text:span text:style-name="T9"><text:line-break/><text:line-break/><text:line-break/></text:span><text:span text:style-name="Strong_20_Emphasis"><text:span text:style-name="T9">Qui a le chapeau ?</text:span></text:span><text:span text:style-name="T9"><text:line-break/>[ ki a lo xa-po ? ]<text:line-break/></text:span></text:p>
      <text:p text:style-name="P86"><text:span text:style-name="Strong_20_Emphasis"><text:span text:style-name="T9">La femme a le chapeau.</text:span></text:span><text:span text:style-name="T9"><text:line-break/>[ la fam a lo xa-po ]</text:span></text:p>
      <text:p text:style-name="P62"><text:line-break/>Who has the hat? The woman has the hat.</text:p>
      <text:p text:style-name="P61"/>
      <text:p text:style-name="P85"><text:span text:style-name="Strong_20_Emphasis"><text:span text:style-name="T9">Qui a le ballon ?</text:span></text:span><text:span text:style-name="T9"><text:line-break/>[ ki a lo ba-lon ? ]<text:line-break/></text:span></text:p>
      <text:p text:style-name="P86"><text:span text:style-name="Strong_20_Emphasis"><text:span text:style-name="T9">Le garçon a le ballon.</text:span></text:span><text:span text:style-name="T9"><text:line-break/>[ lo garso a lo ba-lon ]</text:span></text:p>
      <text:p text:style-name="P62"><text:line-break/>Who has the ball? The boy has the ball.</text:p>
      <text:p text:style-name="P61"/>
      <text:p text:style-name="P85"><text:span text:style-name="Strong_20_Emphasis"><text:span text:style-name="T9">Qui a les livres ?</text:span></text:span><text:span text:style-name="T9"><text:line-break/>[ ki a le livr ? ]<text:line-break/></text:span></text:p>
      <text:p text:style-name="P86"><text:span text:style-name="Strong_20_Emphasis"><text:span text:style-name="T9">Les filles ont les livres.</text:span></text:span><text:span text:style-name="T9"><text:line-break/>[ le fi </text:span><text:span text:style-name="T13">jo</text:span><text:span text:style-name="T9"> le livr ]</text:span></text:p>
      <text:p text:style-name="P62"><text:line-break/>Who has the books?The girls have the books.</text:p>
      <text:p text:style-name="P61"><text:soft-page-break/></text:p>
      <text:p text:style-name="P85"><text:span text:style-name="Strong_20_Emphasis"><text:span text:style-name="T9">Qui a le journal ?</text:span></text:span><text:span text:style-name="T9"><text:line-break/>[ ki a lo </text:span><text:span text:style-name="T13">xġ</text:span><text:span text:style-name="T9">urnal ? ]<text:line-break/></text:span></text:p>
      <text:p text:style-name="P86"><text:span text:style-name="Strong_20_Emphasis"><text:span text:style-name="T9">Le médecin a le journal.</text:span></text:span><text:span text:style-name="T9"><text:line-break/>[ lo med-</text:span><text:span text:style-name="T13">z</text:span><text:span text:style-name="T9">in a lo </text:span><text:span text:style-name="T13">xġ</text:span><text:span text:style-name="T9">urnal <text:s/>]</text:span></text:p>
      <text:p text:style-name="P62"><text:line-break/>Who has the newspaper? The doctor has the newspaper.</text:p>
      <text:p text:style-name="P86"><text:span text:style-name="T9"><text:line-break/><text:line-break/></text:span><text:span text:style-name="Strong_20_Emphasis"><text:span text:style-name="T9">Qui porte des chaussures ?</text:span></text:span><text:span text:style-name="T9"><text:line-break/>[ ki port de x</text:span><text:span text:style-name="T13">e</text:span><text:span text:style-name="T9">wsur ? ]<text:line-break/></text:span></text:p>
      <text:p text:style-name="P86"><text:span text:style-name="Strong_20_Emphasis"><text:span text:style-name="T9">Je porte des chaussures.</text:span></text:span><text:span text:style-name="T9"><text:line-break/>[ </text:span><text:span text:style-name="T13">xġ</text:span><text:span text:style-name="T9"> port de x</text:span><text:span text:style-name="T13">e</text:span><text:span text:style-name="T9">wsur ]</text:span></text:p>
      <text:p text:style-name="P62"><text:line-break/>Who is wearing shoes? <text:s/>I am wearing shoes.</text:p>
      <text:p text:style-name="P62"/>
      <text:p text:style-name="P86"><text:span text:style-name="Strong_20_Emphasis"><text:span text:style-name="T9">Qui porte un chapeau ?</text:span></text:span><text:span text:style-name="T9"><text:line-break/>[ ki port qa xa-po ? ]<text:line-break/></text:span></text:p>
      <text:p text:style-name="P86"><text:span text:style-name="Strong_20_Emphasis"><text:span text:style-name="T9">Nous portons un chapeau.</text:span></text:span><text:span text:style-name="T9"><text:line-break/>[ nu porto qa xa-po ]</text:span></text:p>
      <text:p text:style-name="P86"><text:span text:style-name="T9"><text:line-break/>Who is wearing a hat? <text:s/>We are wearing a hat.<text:line-break/><text:line-break/><text:line-break/></text:span><text:span text:style-name="Strong_20_Emphasis"><text:span text:style-name="T9">Qui marche ?</text:span></text:span><text:span text:style-name="T9"><text:line-break/>[ ki marx ? ]<text:line-break/></text:span></text:p>
      <text:p text:style-name="P86"><text:span text:style-name="Strong_20_Emphasis"><text:span text:style-name="T9">Nous marchons.</text:span></text:span><text:span text:style-name="T9"><text:line-break/>[ nu marxo ]</text:span></text:p>
      <text:p text:style-name="P62"><text:line-break/>Who is walking?We are walking.</text:p>
      <text:p text:style-name="P62"/>
      <text:p text:style-name="P86"><text:span text:style-name="Strong_20_Emphasis"><text:span text:style-name="T9">Qui court ?</text:span></text:span><text:span text:style-name="T9"><text:line-break/>[ ki kur ? ]<text:line-break/></text:span></text:p>
      <text:p text:style-name="P86"><text:span text:style-name="Strong_20_Emphasis"><text:span text:style-name="T9">Nous courons.</text:span></text:span><text:span text:style-name="T9"><text:line-break/>[ nu kuro ]</text:span></text:p>
      <text:p text:style-name="P87"><text:span text:style-name="T9"/></text:p>
      <text:p text:style-name="P63"><text:line-break/>Who is running? <text:s/>We are running.</text:p>
      <text:p text:style-name="P87"><text:span text:style-name="Strong_20_Emphasis"><text:span text:style-name="T9">Combien y a-t-il d'arbres ?</text:span></text:span><text:span text:style-name="T9"><text:line-break/>[ kombja ja til darbr ? ]<text:line-break/></text:span></text:p>
      <text:p text:style-name="P87"><text:span text:style-name="Strong_20_Emphasis"><text:span text:style-name="T9">Il y a trois arbres.</text:span></text:span><text:span text:style-name="T9"><text:line-break/>[ il ja twa zarbr ]</text:span></text:p>
      <text:p text:style-name="P63"><text:line-break/>How many trees are there? <text:s text:c="2"/>There are three trees.</text:p>
      <text:p text:style-name="P63"/>
      <text:p text:style-name="P87"><text:soft-page-break/><text:span text:style-name="Strong_20_Emphasis"><text:span text:style-name="T9">Combien y a-t-il d'arbres ?</text:span></text:span><text:span text:style-name="T9"><text:line-break/>[ kombja ja til darbr ? ]<text:line-break/></text:span></text:p>
      <text:p text:style-name="P87"><text:span text:style-name="Strong_20_Emphasis"><text:span text:style-name="T9">Il y a quatre arbres.</text:span></text:span><text:span text:style-name="T9"><text:line-break/>[ il ja katre arbr ]</text:span></text:p>
      <text:p text:style-name="P63"><text:line-break/>How many trees are there? <text:s text:c="2"/>There are four trees.</text:p>
      <text:p text:style-name="P63"/>
      <text:p text:style-name="P87"><text:span text:style-name="Strong_20_Emphasis"><text:span text:style-name="T9">Combien y a-t-il de bols ?</text:span></text:span><text:span text:style-name="T9"><text:line-break/>[ kombja ja til di bol ? ]<text:line-break/></text:span></text:p>
      <text:p text:style-name="P87"><text:span text:style-name="Strong_20_Emphasis"><text:span text:style-name="T9">Il y a un bol.</text:span></text:span><text:span text:style-name="T9"><text:line-break/>[ il ja qa bol ]</text:span></text:p>
      <text:p text:style-name="P63"><text:line-break/>How many bowls are there? <text:s text:c="2"/>There is one bowl.</text:p>
      <text:p text:style-name="P63"/>
      <text:p text:style-name="P87"><text:span text:style-name="Strong_20_Emphasis"><text:span text:style-name="T9">Combien y a-t-il d'enfants ?</text:span></text:span><text:span text:style-name="T9"><text:line-break/>[ kombja ja til d anfa ? ]<text:line-break/></text:span></text:p>
      <text:p text:style-name="P87"><text:span text:style-name="Strong_20_Emphasis"><text:span text:style-name="T9">Il y a six enfants.</text:span></text:span><text:span text:style-name="T9"><text:line-break/>[ il ja sis anfa ]</text:span></text:p>
      <text:p text:style-name="P63"><text:line-break/>How many children are there? <text:s text:c="2"/>There are six children.</text:p>
      <text:p text:style-name="P63"><text:line-break/><text:line-break/></text:p>
      <text:p text:style-name="P63"/>
      <text:p text:style-name="P87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88"><text:span text:style-name="Strong_20_Emphasis"><text:span text:style-name="T9">C'est de l'eau.</text:span></text:span><text:span text:style-name="T9"><text:line-break/>[ se du lo ]</text:span></text:p>
      <text:p text:style-name="P64"><text:line-break/>What is this? <text:s/>It is water.</text:p>
      <text:p text:style-name="P63"/>
      <text:p text:style-name="P88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/text:span></text:p>
      <text:p text:style-name="P88"><text:span text:style-name="T9"/></text:p>
      <text:p text:style-name="P88"><text:span text:style-name="Strong_20_Emphasis"><text:span text:style-name="T9">C'est une assiette.</text:span></text:span><text:span text:style-name="T9"><text:line-break/>[ se un asjet ]</text:span></text:p>
      <text:p text:style-name="P64"><text:line-break/>What is this? It is a plate.</text:p>
      <text:p text:style-name="P62"/>
      <text:p text:style-name="P89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89"><text:span text:style-name="Strong_20_Emphasis"><text:span text:style-name="T9">C'est un arbre.</text:span></text:span><text:span text:style-name="T9"><text:line-break/>[ se qa </text:span><text:span text:style-name="T15">n_</text:span><text:span text:style-name="T9">arbr ]</text:span></text:p>
      <text:p text:style-name="P65"><text:line-break/>What is this? It is a tree.</text:p>
      <text:p text:style-name="P64"/>
      <text:p text:style-name="P88"><text:soft-page-break/><text:span text:style-name="Strong_20_Emphasis"><text:span text:style-name="T9">Est-ce que l'herbe est verte ?</text:span></text:span><text:span text:style-name="T9"><text:line-break/>[ es </text:span><text:span text:style-name="T15">kqe</text:span><text:span text:style-name="T9"> l-</text:span><text:span text:style-name="T15">e</text:span><text:span text:style-name="T9">rb e vert ? ]<text:line-break/></text:span></text:p>
      <text:p text:style-name="P89"><text:span text:style-name="Strong_20_Emphasis"><text:span text:style-name="T9">Oui. L'herbe est verte.</text:span></text:span><text:span text:style-name="T9"><text:line-break/>[ wi. l-</text:span><text:span text:style-name="T15">e</text:span><text:span text:style-name="T9">rb e vert. ]</text:span></text:p>
      <text:p text:style-name="P65"><text:line-break/>Is the grass green? <text:s/>Yes. The grass is green.</text:p>
      <text:p text:style-name="P62"/>
      <text:p text:style-name="P65"/>
      <text:p text:style-name="P65"/>
      <text:p text:style-name="P90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90"><text:span text:style-name="Strong_20_Emphasis"><text:span text:style-name="T9">C'est un vélo.</text:span></text:span><text:span text:style-name="T9"><text:line-break/>[ se qa velo ]</text:span></text:p>
      <text:p text:style-name="P66"><text:line-break/>What is this? <text:s/>It is a bicycle.</text:p>
      <text:p text:style-name="P65"/>
      <text:p text:style-name="P89"><text:span text:style-name="Strong_20_Emphasis"><text:span text:style-name="T9">Combien y a-t-il de vélos ?</text:span></text:span><text:span text:style-name="T9"><text:line-break/>[ kombja ja til di velo ? ]<text:line-break/></text:span></text:p>
      <text:p text:style-name="P90"><text:span text:style-name="Strong_20_Emphasis"><text:span text:style-name="T9">Il y a trois vélos.</text:span></text:span><text:span text:style-name="T9"><text:line-break/>[ il ja twa velo ]</text:span></text:p>
      <text:p text:style-name="P66"><text:line-break/>How many bicycles are there? <text:s/>There are three bicycles.</text:p>
      <text:p text:style-name="P65"/>
      <text:p text:style-name="P89"><text:span text:style-name="Strong_20_Emphasis"><text:span text:style-name="T9">Qui a un vélo ?</text:span></text:span><text:span text:style-name="T9"><text:line-break/>[ ki a qa velo ? ]<text:line-break/></text:span></text:p>
      <text:p text:style-name="P90"><text:span text:style-name="Strong_20_Emphasis"><text:span text:style-name="T9">Elle a un vélo.</text:span></text:span><text:span text:style-name="T9"><text:line-break/>[ elle a qa velo ]</text:span></text:p>
      <text:p text:style-name="P66"><text:line-break/>Who has a bicycle? <text:s/>She has a bicycle.</text:p>
      <text:p text:style-name="P65"/>
      <text:p text:style-name="P89"><text:span text:style-name="Strong_20_Emphasis"><text:span text:style-name="T9">Est-ce qu'elle a un vélo ?</text:span></text:span><text:span text:style-name="T9"><text:line-break/>[ es </text:span><text:span text:style-name="T16">kel</text:span><text:span text:style-name="T9"> a qa velo ? ]<text:line-break/></text:span></text:p>
      <text:p text:style-name="P90"><text:span text:style-name="Strong_20_Emphasis"><text:span text:style-name="T9">Oui. Elle a un vélo.</text:span></text:span><text:span text:style-name="T9"><text:line-break/>[ wi. elle a qa velo ]</text:span></text:p>
      <text:p text:style-name="P66"><text:line-break/>Does she have a bicycle? <text:s/>Yes. She has a bicycle.</text:p>
      <text:p text:style-name="P62"/>
      <text:p text:style-name="P62"/>
      <text:p text:style-name="P90"><text:span text:style-name="Strong_20_Emphasis"><text:span text:style-name="T9">Combien y a-t-il de clés ?</text:span></text:span><text:span text:style-name="T9"><text:line-break/>[ kombja ja til di kle ? ]<text:line-break/></text:span></text:p>
      <text:p text:style-name="P90"><text:span text:style-name="Strong_20_Emphasis"><text:span text:style-name="T9">Il y a quatre clés.</text:span></text:span><text:span text:style-name="T9"><text:line-break/>[ il ja katre kle ]</text:span></text:p>
      <text:p text:style-name="P66"><text:line-break/>How many keys are there? There are four keys.</text:p>
      <text:p text:style-name="P66"/>
      <text:p text:style-name="P90"><text:soft-page-break/><text:span text:style-name="Strong_20_Emphasis"><text:span text:style-name="T9">Qu'est-ce que vous faites ?</text:span></text:span><text:span text:style-name="T9"><text:line-break/>[ kes </text:span><text:span text:style-name="T14">kqu</text:span><text:span text:style-name="T9"> vu fet ? ]<text:line-break/></text:span></text:p>
      <text:p text:style-name="P90"><text:span text:style-name="Strong_20_Emphasis"><text:span text:style-name="T9">Nous écrivons.</text:span></text:span><text:span text:style-name="T9"><text:line-break/>[ nu </text:span><text:span text:style-name="T16">ż_</text:span><text:span text:style-name="T9">ekrivo ]</text:span></text:p>
      <text:p text:style-name="P66"><text:line-break/>What are you doing? We are writing.</text:p>
      <text:p text:style-name="P66"/>
      <text:p text:style-name="P90"><text:span text:style-name="Strong_20_Emphasis"><text:span text:style-name="T9">Est-ce que vous avez des poissons ?</text:span></text:span><text:span text:style-name="T9"><text:line-break/>[ es </text:span><text:span text:style-name="T16">kqa</text:span><text:span text:style-name="T9"> vu </text:span><text:span text:style-name="T16">ż_</text:span><text:span text:style-name="T9">av de pwaso ? ]<text:line-break/></text:span></text:p>
      <text:p text:style-name="P90"><text:span text:style-name="Strong_20_Emphasis"><text:span text:style-name="T9">Oui.</text:span></text:span><text:span text:style-name="T9"><text:line-break/>[ wi ]</text:span></text:p>
      <text:p text:style-name="P66"><text:line-break/>Do you have fish? Yes.</text:p>
      <text:p text:style-name="P66"/>
      <text:p text:style-name="P90"><text:span text:style-name="Strong_20_Emphasis"><text:span text:style-name="T9">Est-ce que le cheval est noir ?</text:span></text:span><text:span text:style-name="T9"><text:line-break/>[ es </text:span><text:span text:style-name="T16">kqa</text:span><text:span text:style-name="T9"> lo xaval e nwar ? ]<text:line-break/></text:span></text:p>
      <text:p text:style-name="P90"><text:span text:style-name="Strong_20_Emphasis"><text:span text:style-name="T9">Non. Le cheval n'est pas noir.</text:span></text:span><text:span text:style-name="T9"><text:line-break/>[ no. lo xaval ne pa nwar. ]</text:span></text:p>
      <text:p text:style-name="P66"><text:line-break/>Is the horse black? No. The horse is not black.</text:p>
      <text:p text:style-name="P66"/>
      <text:p text:style-name="P66"/>
      <text:p text:style-name="P66"/>
      <text:p text:style-name="P66"/>
      <text:p text:style-name="P91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<text:s/>]<text:line-break/></text:span></text:p>
      <text:p text:style-name="P91"><text:span text:style-name="Strong_20_Emphasis"><text:span text:style-name="T9">C'est un sandwich.</text:span></text:span><text:span text:style-name="T9"><text:line-break/>[ se qa sandwiċ ]</text:span></text:p>
      <text:p text:style-name="P67"><text:line-break/>What is this? <text:s/>It is a sandwich.</text:p>
      <text:p text:style-name="P66"/>
      <text:p text:style-name="P90"><text:span text:style-name="Strong_20_Emphasis"><text:span text:style-name="T9">Combien y a-t-il de sandwichs ?</text:span></text:span><text:span text:style-name="T9"><text:line-break/>[ kombja ja til di sandwiċ ? ]<text:line-break/></text:span></text:p>
      <text:p text:style-name="P91"><text:span text:style-name="Strong_20_Emphasis"><text:span text:style-name="T9">Il y a deux sandwichs.</text:span></text:span><text:span text:style-name="T9"><text:line-break/>[ il ja du sandwiċ ]</text:span></text:p>
      <text:p text:style-name="P67"><text:line-break/>How many sandwiches are there? <text:s/>There are two sandwiches.</text:p>
      <text:p text:style-name="P66"/>
      <text:p text:style-name="P91"><text:span text:style-name="Strong_20_Emphasis"><text:span text:style-name="T9">Est-ce que vous mangez des sandwichs ?</text:span></text:span><text:span text:style-name="T9"><text:line-break/>[ es </text:span><text:span text:style-name="T14">kqu</text:span><text:span text:style-name="T9"> vu manġe di sandwiċ ? ]</text:span></text:p>
      <text:p text:style-name="P67"><text:line-break/>Are you eating sandwiches?</text:p>
      <text:p text:style-name="P66"/>
      <text:p text:style-name="P68"><text:span text:style-name="Strong_20_Emphasis">Oui.</text:span></text:p>
      <text:p text:style-name="P68"><text:span text:style-name="Strong_20_Emphasis"/></text:p>
      <text:p text:style-name="P91"><text:soft-page-break/><text:span text:style-name="Strong_20_Emphasis"><text:span text:style-name="T9">Est-ce que vous êtes médecin ?<text:line-break/></text:span></text:span><text:span text:style-name="Strong_20_Emphasis"><text:span text:style-name="T24">[ es kqu <text:s/>vu żet med-sa ? ]<text:line-break/>Are you a doctor?</text:span></text:span></text:p>
      <text:p text:style-name="P68"><text:span text:style-name="Strong_20_Emphasis"/></text:p>
      <text:p text:style-name="P68"><text:span text:style-name="Strong_20_Emphasis"/></text:p>
      <text:p text:style-name="P91"><text:span text:style-name="Strong_20_Emphasis"><text:span text:style-name="T9">La voiture est rouge.<text:line-break/></text:span></text:span><text:span text:style-name="Strong_20_Emphasis"><text:span text:style-name="T24">[ la vwatur e ruxġ ]<text:line-break/>The car is red.</text:span></text:span></text:p>
      <text:p text:style-name="P91"><text:span text:style-name="Strong_20_Emphasis"><text:span text:style-name="T9"/></text:span></text:p>
      <text:p text:style-name="P91"><text:span text:style-name="Strong_20_Emphasis"><text:span text:style-name="T9">Les voitures sont rouges.</text:span></text:span><text:span text:style-name="T9"><text:line-break/>[ le vwatur son ruxġ ]<text:line-break/>The cars are red.</text:span></text:p>
      <text:p text:style-name="P91"><text:span text:style-name="T9"/></text:p>
      <text:p text:style-name="P91"><text:span text:style-name="Strong_20_Emphasis"><text:span text:style-name="T9">Le chat est noir.</text:span></text:span><text:span text:style-name="T9"><text:line-break/>[ le xa e nwar ]<text:line-break/>The cat is black.</text:span></text:p>
      <text:p text:style-name="P91"><text:span text:style-name="T9"/></text:p>
      <text:p text:style-name="P91"><text:span text:style-name="Strong_20_Emphasis"><text:span text:style-name="T9">Les chats sont noirs.</text:span></text:span><text:span text:style-name="T9"><text:line-break/>[ le xa son nwar ]<text:line-break/>The cats are black.</text:span></text:p>
      <text:p text:style-name="P68"><text:span text:style-name="Strong_20_Emphasis"/></text:p>
      <text:p text:style-name="P68"><text:span text:style-name="Strong_20_Emphasis"/></text:p>
      <text:p text:style-name="P91"><text:span text:style-name="Strong_20_Emphasis"><text:span text:style-name="T9">Le poisson est rouge.<text:line-break/></text:span></text:span><text:span text:style-name="Strong_20_Emphasis"><text:span text:style-name="T24">[ l pwasso e ruxġ ]<text:line-break/>The fish is red.</text:span></text:span></text:p>
      <text:p text:style-name="P91"><text:span text:style-name="Strong_20_Emphasis"><text:span text:style-name="T24"/></text:span></text:p>
      <text:p text:style-name="P91"><text:span text:style-name="Strong_20_Emphasis"><text:span text:style-name="T9">Les poissons sont rouges.</text:span></text:span><text:span text:style-name="T9"><text:line-break/>[ le pwasso son ruxġ ]<text:line-break/>The fish are red.</text:span></text:p>
      <text:p text:style-name="P91"><text:span text:style-name="T9"/></text:p>
      <text:p text:style-name="P91"><text:span text:style-name="Strong_20_Emphasis"><text:span text:style-name="T9">Le vélo est jaune.</text:span></text:span><text:span text:style-name="T9"><text:line-break/>[ l velo e xon ]<text:line-break/>The bicycle is yellow.</text:span></text:p>
      <text:p text:style-name="P91"><text:span text:style-name="T9"/></text:p>
      <text:p text:style-name="P91"><text:span text:style-name="Strong_20_Emphasis"><text:span text:style-name="T9">Les vélos sont jaunes.</text:span></text:span><text:span text:style-name="T9"><text:line-break/>[ le velo son xon ]<text:line-break/>The bicycles are yellow.</text:span></text:p>
      <text:p text:style-name="P91"><text:span text:style-name="T9"/></text:p>
      <text:p text:style-name="P91"><text:span text:style-name="T9"/></text:p>
      <text:p text:style-name="P91"><text:span text:style-name="T9"/></text:p>
      <text:p text:style-name="P91"><text:span text:style-name="T9"/></text:p>
      <text:p text:style-name="P91"><text:span text:style-name="T9"/></text:p>
      <text:p text:style-name="P91"><text:span text:style-name="Strong_20_Emphasis"><text:span text:style-name="T9">Le chien est gros.</text:span></text:span><text:span text:style-name="T9"><text:line-break/>[ le xja e gro ]<text:line-break/>The dog is big.</text:span></text:p>
      <text:p text:style-name="P91"><text:span text:style-name="T9"/></text:p>
      <text:p text:style-name="P91"><text:span text:style-name="Strong_20_Emphasis"><text:span text:style-name="T9">Le chien est petit.</text:span></text:span><text:span text:style-name="T9"><text:line-break/>[ le xja e pti ]<text:line-break/>The dog is small.</text:span></text:p>
      <text:p text:style-name="P91"><text:span text:style-name="T9"/></text:p>
      <text:p text:style-name="P91"><text:soft-page-break/><text:span text:style-name="Strong_20_Emphasis"><text:span text:style-name="T9">Les fleurs sont grosses.</text:span></text:span><text:span text:style-name="T9"><text:line-break/>[ le flor son gros ]<text:line-break/>The flowers are big.</text:span></text:p>
      <text:p text:style-name="P91"><text:span text:style-name="T9"/></text:p>
      <text:p text:style-name="P91"><text:span text:style-name="Strong_20_Emphasis"><text:span text:style-name="T9">Les fleurs sont petites.</text:span></text:span><text:span text:style-name="T9"><text:line-break/>[ le flor son pti</text:span><text:span text:style-name="T17">t</text:span><text:span text:style-name="T9"> ]<text:line-break/>The flowers are small.<text:line-break/><text:line-break/></text:span><text:span text:style-name="Strong_20_Emphasis"><text:span text:style-name="T9">Je suis professeur.</text:span></text:span><text:span text:style-name="T9"><text:line-break/>[ </text:span><text:span text:style-name="T17">xġ</text:span><text:span text:style-name="T9"> swi prof</text:span><text:span text:style-name="T17">e</text:span><text:span text:style-name="T9">s</text:span><text:span text:style-name="T17">or</text:span><text:span text:style-name="T9"> ]<text:line-break/>I am a teacher.</text:span></text:p>
      <text:p text:style-name="P91"><text:span text:style-name="T9"/></text:p>
      <text:p text:style-name="P92"><text:span text:style-name="Strong_20_Emphasis"><text:span text:style-name="T9">Je ne suis pas professeur.</text:span></text:span><text:span text:style-name="T9"><text:line-break/>[ </text:span><text:span text:style-name="T17">xġ</text:span><text:span text:style-name="T9"> </text:span><text:span text:style-name="T17">ne </text:span><text:span text:style-name="T9">swi </text:span><text:span text:style-name="T17">pa </text:span><text:span text:style-name="T9">prof</text:span><text:span text:style-name="T17">e</text:span><text:span text:style-name="T9">s</text:span><text:span text:style-name="T17">or</text:span><text:span text:style-name="T9"> ]<text:line-break/>I am not a teacher.</text:span></text:p>
      <text:p text:style-name="P91"><text:span text:style-name="T9"/></text:p>
      <text:p text:style-name="P92"><text:span text:style-name="Strong_20_Emphasis"><text:span text:style-name="T9">Je suis médecin.</text:span></text:span><text:span text:style-name="T9"><text:line-break/>[ </text:span><text:span text:style-name="T17">xġ</text:span><text:span text:style-name="T9"> swi med</text:span><text:span text:style-name="T17">za</text:span><text:span text:style-name="T9"> ]<text:line-break/>I am a doctor.</text:span></text:p>
      <text:p text:style-name="P91"><text:span text:style-name="T9"/></text:p>
      <text:p text:style-name="P92"><text:span text:style-name="Strong_20_Emphasis"><text:span text:style-name="T9">Je ne suis pas médecin.</text:span></text:span><text:span text:style-name="T9"><text:line-break/>[ </text:span><text:span text:style-name="T17">xġ ne</text:span><text:span text:style-name="T9"> swi </text:span><text:span text:style-name="T17">pa </text:span><text:span text:style-name="T9">med</text:span><text:span text:style-name="T17">za</text:span><text:span text:style-name="T9"> ]<text:line-break/>I am not a doctor.</text:span></text:p>
      <text:p text:style-name="P91"><text:span text:style-name="T9"><text:line-break/></text:span><text:span text:style-name="Strong_20_Emphasis"><text:span text:style-name="T9">J’ai un livre vert.</text:span></text:span><text:span text:style-name="T9"><text:line-break/>[ xġ </text:span><text:span text:style-name="T18">e</text:span><text:span text:style-name="T9"> qa livr ver ]<text:line-break/>I have a green book.</text:span></text:p>
      <text:p text:style-name="P91"><text:span text:style-name="T9"/></text:p>
      <text:p text:style-name="P92"><text:span text:style-name="Strong_20_Emphasis"><text:span text:style-name="T9">J’ai un livre jaune.</text:span></text:span><text:span text:style-name="T9"><text:line-break/>[ xġ </text:span><text:span text:style-name="T18">e </text:span><text:span text:style-name="T9">qa livr </text:span><text:span text:style-name="T18">xġ</text:span><text:span text:style-name="T9">on ]<text:line-break/>I have a yellow book.</text:span></text:p>
      <text:p text:style-name="P92"><text:span text:style-name="T9"/></text:p>
      <text:p text:style-name="P92"><text:span text:style-name="Strong_20_Emphasis"><text:span text:style-name="T9">Vous avez un livre vert.</text:span></text:span><text:span text:style-name="T9"><text:line-break/>[ vu </text:span><text:span text:style-name="T18">ż</text:span><text:span text:style-name="T9">av</text:span><text:span text:style-name="T18">e</text:span><text:span text:style-name="T9"> qa livr ver ]<text:line-break/>You have a green book.</text:span></text:p>
      <text:p text:style-name="P92"><text:span text:style-name="T9"/></text:p>
      <text:p text:style-name="P92"><text:span text:style-name="Strong_20_Emphasis"><text:span text:style-name="T9">Vous avez un livre jaune.</text:span></text:span><text:span text:style-name="T9"><text:line-break/>[ vu </text:span><text:span text:style-name="T18">ż</text:span><text:span text:style-name="T9">av</text:span><text:span text:style-name="T18">e</text:span><text:span text:style-name="T9"> qa livr </text:span><text:span text:style-name="T18">xġ</text:span><text:span text:style-name="T9">on ]<text:line-break/>You have a yellow book.<text:line-break/><text:line-break/></text:span><text:span text:style-name="Strong_20_Emphasis"><text:span text:style-name="T9">Est-ce que vous êtes médecin ?</text:span></text:span><text:span text:style-name="T9"><text:line-break/>[ es-ke vu-</text:span><text:span text:style-name="T18">ż</text:span><text:span text:style-name="T9">et medza? ]<text:line-break/>Are you a doctor?</text:span></text:p>
      <text:p text:style-name="P92"><text:span text:style-name="Strong_20_Emphasis"><text:span text:style-name="T9">Oui. Je suis médecin.</text:span></text:span><text:span text:style-name="T9"><text:line-break/>[ wi. xġ swi medza ]<text:line-break/>Yes. I am a doctor.</text:span></text:p>
      <text:p text:style-name="P92"><text:span text:style-name="T9"/></text:p>
      <text:p text:style-name="P93"><text:span text:style-name="Strong_20_Emphasis"><text:span text:style-name="T9">Est-ce que vous êtes médecin ?</text:span></text:span><text:span text:style-name="T9"><text:line-break/>[ es-ke vu-</text:span><text:span text:style-name="T18">ż</text:span><text:span text:style-name="T9">et medza? ]<text:line-break/>Are you a doctor?</text:span></text:p>
      <text:p text:style-name="P92"><text:span text:style-name="T9"/></text:p>
      <text:p text:style-name="P92"><text:soft-page-break/><text:span text:style-name="Strong_20_Emphasis"><text:span text:style-name="T9">Non. Je ne suis pas médecin.</text:span></text:span><text:span text:style-name="T9"><text:line-break/>[ no. xġ ne swi pa medza ]<text:line-break/>No. I am not a doctor.<text:line-break/><text:line-break/><text:line-break/></text:span><text:span text:style-name="Strong_20_Emphasis"><text:span text:style-name="T9">J’ai des fleurs rouges.</text:span></text:span><text:span text:style-name="T9"><text:line-break/>[ xġ e </text:span><text:span text:style-name="T18">fler</text:span><text:span text:style-name="T9"> rux</text:span><text:span text:style-name="T18">ġ</text:span><text:span text:style-name="T9"> ]<text:line-break/>I have red flowers.</text:span></text:p>
      <text:p text:style-name="P92"><text:span text:style-name="T9"/></text:p>
      <text:p text:style-name="P93"><text:span text:style-name="Strong_20_Emphasis"><text:span text:style-name="T9">Vous avez des fleurs rouges.</text:span></text:span><text:span text:style-name="T9"><text:line-break/>[ vu </text:span><text:span text:style-name="T18">ż</text:span><text:span text:style-name="T9">av de </text:span><text:span text:style-name="T18">fler</text:span><text:span text:style-name="T9"> rux</text:span><text:span text:style-name="T18">ġ</text:span><text:span text:style-name="T9"> ]<text:line-break/>You have red flowers.</text:span></text:p>
      <text:p text:style-name="P92"><text:span text:style-name="T9"/></text:p>
      <text:p text:style-name="P93"><text:span text:style-name="Strong_20_Emphasis"><text:span text:style-name="T9">Il a des fleurs rouges.</text:span></text:span><text:span text:style-name="T9"><text:line-break/>[ il a de </text:span><text:span text:style-name="T18">fler</text:span><text:span text:style-name="T9"> rux</text:span><text:span text:style-name="T18">ġ</text:span><text:span text:style-name="T9"> ]<text:line-break/>He has red flowers.</text:span></text:p>
      <text:p text:style-name="P92"><text:span text:style-name="T9"/></text:p>
      <text:p text:style-name="P93"><text:span text:style-name="Strong_20_Emphasis"><text:span text:style-name="T9">Elle a des fleurs rouges.</text:span></text:span><text:span text:style-name="T9"><text:line-break/>[ el a de </text:span><text:span text:style-name="T18">fler</text:span><text:span text:style-name="T9"> rux</text:span><text:span text:style-name="T18">ġ</text:span><text:span text:style-name="T9"> ]<text:line-break/>She has red flowers.</text:span></text:p>
      <text:p text:style-name="P92"><text:span text:style-name="T9"/></text:p>
      <text:p text:style-name="P93"><text:span text:style-name="Strong_20_Emphasis"><text:span text:style-name="T9">Nous avons des fleurs rouges.</text:span></text:span><text:span text:style-name="T9"><text:line-break/>[ nu </text:span><text:span text:style-name="T18">ż_avo</text:span><text:span text:style-name="T9"> de </text:span><text:span text:style-name="T18">fler</text:span><text:span text:style-name="T9"> rux</text:span><text:span text:style-name="T18">ġ</text:span><text:span text:style-name="T9"> ]<text:line-break/>We have red flowers.</text:span></text:p>
      <text:p text:style-name="P92"><text:span text:style-name="T9"/></text:p>
      <text:p text:style-name="P93"><text:span text:style-name="Strong_20_Emphasis"><text:span text:style-name="T9">Ils ont des fleurs rouges.</text:span></text:span><text:span text:style-name="T9"><text:line-break/>[ il </text:span><text:span text:style-name="T18">ż_on</text:span><text:span text:style-name="T9"> de </text:span><text:span text:style-name="T18">fler</text:span><text:span text:style-name="T9"> rux</text:span><text:span text:style-name="T18">ġ</text:span><text:span text:style-name="T9"> ]<text:line-break/>They have red flowers.</text:span></text:p>
      <text:p text:style-name="P69"/>
      <text:p text:style-name="P93"><text:span text:style-name="Strong_20_Emphasis"><text:span text:style-name="T9">Qu'est-ce que vous avez ?</text:span></text:span><text:span text:style-name="T9"><text:line-break/>[ kes ke vu </text:span><text:span text:style-name="T18">ż</text:span><text:span text:style-name="T9">av ? ]<text:line-break/>What do you have?</text:span></text:p>
      <text:p text:style-name="P70"/>
      <text:p text:style-name="P93"><text:span text:style-name="Strong_20_Emphasis"><text:span text:style-name="T9">J'ai un sandwich.</text:span></text:span><text:span text:style-name="T9"><text:line-break/>[ xġ </text:span><text:span text:style-name="T18">e qa</text:span><text:span text:style-name="T9"> sad</text:span><text:span text:style-name="T18">wiċ</text:span><text:span text:style-name="T9"> ]<text:line-break/>I have a sandwich.</text:span></text:p>
      <text:p text:style-name="P93"><text:span text:style-name="T9"/></text:p>
      <text:p text:style-name="P94"><text:span text:style-name="Strong_20_Emphasis"><text:span text:style-name="T9">J'ai un stylo.</text:span></text:span><text:span text:style-name="T9"><text:line-break/>[ xġ </text:span><text:span text:style-name="T18">e qa</text:span><text:span text:style-name="T9"> stilo ]<text:line-break/>I have a pen.</text:span></text:p>
      <text:p text:style-name="P94"><text:span text:style-name="T9"/></text:p>
      <text:p text:style-name="P94"><text:span text:style-name="T9"><text:line-break/><text:line-break/><text:line-break/></text:span><text:span text:style-name="Strong_20_Emphasis"><text:span text:style-name="T9">Qu'est-ce que l'homme fait ?</text:span></text:span><text:span text:style-name="T9"><text:line-break/>[ kes ke l’om</text:span><text:span text:style-name="T19">m</text:span><text:span text:style-name="T9"> fe ? ]<text:line-break/>What is the man doing?</text:span></text:p>
      <text:p text:style-name="P94"><text:span text:style-name="T9"/></text:p>
      <text:p text:style-name="P94"><text:span text:style-name="Strong_20_Emphasis"><text:span text:style-name="T9">L'homme cuisine.</text:span></text:span><text:span text:style-name="T9"><text:line-break/>[ l’om</text:span><text:span text:style-name="T19">m</text:span><text:span text:style-name="T9"> </text:span><text:span text:style-name="T19">kwiżin</text:span><text:span text:style-name="T9"> ]<text:line-break/>The man is cooking.</text:span></text:p>
      <text:p text:style-name="P71"/>
      <text:p text:style-name="P94"><text:soft-page-break/><text:span text:style-name="Strong_20_Emphasis"><text:span text:style-name="T9">Qu'est-ce que la femme fait ?</text:span></text:span><text:span text:style-name="T9"><text:line-break/>[ kes ke la fam fe ? ]<text:line-break/>What is the woman doing?</text:span></text:p>
      <text:p text:style-name="P94"><text:span text:style-name="T9"/></text:p>
      <text:p text:style-name="P94"><text:span text:style-name="Strong_20_Emphasis"><text:span text:style-name="T9">La femme lit.</text:span></text:span><text:span text:style-name="T9"><text:line-break/>[ la fam li ]<text:line-break/>The woman is reading.<text:line-break/><text:line-break/></text:span><text:span text:style-name="Strong_20_Emphasis"><text:span text:style-name="T9">Qu'est-ce que vous faites ?</text:span></text:span><text:span text:style-name="T9"><text:line-break/>[ kes ke vu fe</text:span><text:span text:style-name="T20">t</text:span><text:span text:style-name="T9"> ? ]<text:line-break/>What are you doing?</text:span></text:p>
      <text:p text:style-name="P94"><text:span text:style-name="T9"/></text:p>
      <text:p text:style-name="P94"><text:span text:style-name="Strong_20_Emphasis"><text:span text:style-name="T9">J'écris.</text:span></text:span><text:span text:style-name="T9"><text:line-break/>[ xġ ekri ]<text:line-break/>I am writing.</text:span></text:p>
      <text:p text:style-name="P71"/>
      <text:p text:style-name="P94"><text:span text:style-name="Strong_20_Emphasis"><text:span text:style-name="T9">Qu'est-ce que vous faites ?</text:span></text:span><text:span text:style-name="T9"><text:line-break/>[ kes ke vu fet ? ]<text:line-break/>What are you doing?</text:span></text:p>
      <text:p text:style-name="P94"><text:span text:style-name="T9"/></text:p>
      <text:p text:style-name="P95"><text:span text:style-name="Strong_20_Emphasis"><text:span text:style-name="T9">Je conduis.</text:span></text:span><text:span text:style-name="T9"><text:line-break/>[ xġ kondwi ]<text:line-break/>I am driving.</text:span></text:p>
      <text:p text:style-name="P95"><text:span text:style-name="T9"/></text:p>
      <text:p text:style-name="P95"><text:span text:style-name="T9"><text:line-break/><text:line-break/></text:span><text:span text:style-name="Strong_20_Emphasis"><text:span text:style-name="T9">une voiture</text:span></text:span><text:span text:style-name="T9"><text:line-break/>[ un </text:span><text:span text:style-name="T20">va_</text:span><text:span text:style-name="T9">tur ]<text:line-break/>A car.</text:span></text:p>
      <text:p text:style-name="P94"><text:span text:style-name="T9"/></text:p>
      <text:p text:style-name="P94"><text:span text:style-name="Strong_20_Emphasis"><text:span text:style-name="T9">un œuf</text:span></text:span><text:span text:style-name="T9"><text:line-break/>[ </text:span><text:span text:style-name="T20">qan</text:span><text:span text:style-name="T9"> </text:span><text:span text:style-name="T20">qeu</text:span><text:span text:style-name="T9">f ]<text:line-break/>An egg.</text:span></text:p>
      <text:p text:style-name="P94"><text:span text:style-name="T9"/></text:p>
      <text:p text:style-name="P94"><text:span text:style-name="Strong_20_Emphasis"><text:span text:style-name="T9">deux chiens</text:span></text:span><text:span text:style-name="T9"><text:line-break/>[ du xj</text:span><text:span text:style-name="T20">a</text:span><text:span text:style-name="T9"> ]<text:line-break/>Two dogs.</text:span></text:p>
      <text:p text:style-name="P94"><text:span text:style-name="T9"/></text:p>
      <text:p text:style-name="P94"><text:span text:style-name="Strong_20_Emphasis"><text:span text:style-name="T9">deux stylos</text:span></text:span><text:span text:style-name="T9"><text:line-break/>[ du stilo ]<text:line-break/>Two pens.</text:span></text:p>
      <text:p text:style-name="P94"><text:span text:style-name="T9"/></text:p>
      <text:p text:style-name="P94"><text:span text:style-name="Strong_20_Emphasis"><text:span text:style-name="T9">trois vélos</text:span></text:span><text:span text:style-name="T9"><text:line-break/>[ trwa velo ]<text:line-break/>Three bikes.</text:span></text:p>
      <text:p text:style-name="P94"><text:span text:style-name="T9"/></text:p>
      <text:p text:style-name="P94"><text:span text:style-name="Strong_20_Emphasis"><text:span text:style-name="T9">trois chats</text:span></text:span><text:span text:style-name="T9"><text:line-break/>[ trwa xa ]<text:line-break/>Three cats.<text:line-break/><text:line-break/></text:span><text:span text:style-name="Strong_20_Emphasis"><text:span text:style-name="T9">quatre garçons</text:span></text:span><text:span text:style-name="T9"><text:line-break/></text:span><text:soft-page-break/><text:span text:style-name="T9">[ katr</text:span><text:span text:style-name="T20">o</text:span><text:span text:style-name="T9"> gars</text:span><text:span text:style-name="T20">o</text:span><text:span text:style-name="T9"> ]<text:line-break/>Four boys.</text:span></text:p>
      <text:p text:style-name="P94"><text:span text:style-name="T9"/></text:p>
      <text:p text:style-name="P94"><text:span text:style-name="Strong_20_Emphasis"><text:span text:style-name="T9">quatre hommes</text:span></text:span><text:span text:style-name="T9"><text:line-break/>[ katr</text:span><text:span text:style-name="T20">o</text:span><text:span text:style-name="T9"> om ]<text:line-break/>Four men.</text:span></text:p>
      <text:p text:style-name="P94"><text:span text:style-name="T9"/></text:p>
      <text:p text:style-name="P94"><text:span text:style-name="Strong_20_Emphasis"><text:span text:style-name="T9">six filles</text:span></text:span><text:span text:style-name="T9"><text:line-break/>[ si fij ]<text:line-break/>Six girls.</text:span></text:p>
      <text:p text:style-name="P94"><text:span text:style-name="T9"/></text:p>
      <text:p text:style-name="P94"><text:span text:style-name="Strong_20_Emphasis"><text:span text:style-name="T9">cinq livres</text:span></text:span><text:span text:style-name="T9"><text:line-break/>[ san livr ]<text:line-break/>Five books.</text:span></text:p>
      <text:p text:style-name="P94"><text:span text:style-name="T9"/></text:p>
      <text:p text:style-name="P94"><text:span text:style-name="Strong_20_Emphasis"><text:span text:style-name="T9">cinq journaux</text:span></text:span><text:span text:style-name="T9"><text:line-break/>[ san </text:span><text:span text:style-name="T20">j</text:span><text:span text:style-name="T9">urn</text:span><text:span text:style-name="T20">al</text:span><text:span text:style-name="T9"> ]<text:line-break/>Five newspapers.</text:span></text:p>
      <text:p text:style-name="P94"><text:span text:style-name="T9"/></text:p>
      <text:p text:style-name="P94"><text:span text:style-name="Strong_20_Emphasis"><text:span text:style-name="T9">six pommes</text:span></text:span><text:span text:style-name="T9"><text:line-break/>[ si pom ]<text:line-break/>Six apples.<text:line-break/><text:line-break/><text:line-break/></text:span><text:span text:style-name="Strong_20_Emphasis"><text:span text:style-name="T9">un, deux, trois, quatre, cinq</text:span></text:span><text:span text:style-name="T9"><text:line-break/>[ </text:span><text:span text:style-name="T21">qa</text:span><text:span text:style-name="T9">, d</text:span><text:span text:style-name="T21">u</text:span><text:span text:style-name="T9">, </text:span><text:span text:style-name="T21">twa</text:span><text:span text:style-name="T9">, katr, sank ]<text:line-break/>One, two, three, four, five.</text:span></text:p>
      <text:p text:style-name="P71"/>
      <text:p text:style-name="P94"><text:span text:style-name="Strong_20_Emphasis"><text:span text:style-name="T9">six, un, trois, cinq, deux</text:span></text:span><text:span text:style-name="T9"><text:line-break/>[ sis, </text:span><text:span text:style-name="T21">qa</text:span><text:span text:style-name="T9">, twa, sank, d</text:span><text:span text:style-name="T21">u</text:span><text:span text:style-name="T9"> ]<text:line-break/>Six, one, three, five, two.</text:span></text:p>
      <text:p text:style-name="P94"><text:span text:style-name="T9"/></text:p>
      <text:p text:style-name="P94"><text:span text:style-name="Strong_20_Emphasis"><text:span text:style-name="T9">Il y a deux portables.</text:span></text:span><text:span text:style-name="T9"> <text:tab/>→ [ il ja d</text:span><text:span text:style-name="T22">u</text:span><text:span text:style-name="T9"> portabl ]</text:span></text:p>
      <text:p text:style-name="P94"><text:span text:style-name="Strong_20_Emphasis"><text:span text:style-name="T9">Il y a quatre clés.</text:span></text:span><text:span text:style-name="T9"> <text:tab/><text:tab/>→ [ il ja katr kle ]</text:span></text:p>
      <text:p text:style-name="P94"><text:span text:style-name="Strong_20_Emphasis"><text:span text:style-name="T9">Il y a trois balles.</text:span></text:span><text:span text:style-name="T9"> <text:tab/><text:tab/>→ [ il ja trwa bal ]</text:span></text:p>
      <text:p text:style-name="P94"><text:span text:style-name="Strong_20_Emphasis"><text:span text:style-name="T9">Il y a un lit.</text:span></text:span><text:span text:style-name="T9"> <text:tab/><text:tab/><text:tab/>→ [ il ja an li ]</text:span></text:p>
      <text:p text:style-name="P71"/>
      <text:p text:style-name="P94"><text:span text:style-name="Strong_20_Emphasis"><text:span text:style-name="T9">Il y a deux tables.</text:span></text:span><text:span text:style-name="T9"> <text:tab/><text:tab/>→ [ il ja d</text:span><text:span text:style-name="T22">u</text:span><text:span text:style-name="T9"> tabl ]</text:span></text:p>
      <text:p text:style-name="P94"><text:span text:style-name="Strong_20_Emphasis"><text:span text:style-name="T9">Il y a quatre chaises.</text:span></text:span><text:span text:style-name="T9"> <text:tab/><text:tab/>→ [ il ja katr xejz ]</text:span></text:p>
      <text:p text:style-name="P94"><text:span text:style-name="Strong_20_Emphasis"><text:span text:style-name="T9">Il y a une tasse.</text:span></text:span><text:span text:style-name="T9"> <text:tab/><text:tab/>→ [ il ja </text:span><text:span text:style-name="T22">un</text:span><text:span text:style-name="T9"> tas ]</text:span></text:p>
      <text:p text:style-name="P94"><text:span text:style-name="Strong_20_Emphasis"><text:span text:style-name="T9">Il y a trois téléphones.</text:span></text:span><text:span text:style-name="T9"> <text:tab/>→ [ il ja twa telefon ]</text:span></text:p>
      <text:p text:style-name="P71"/>
      <text:p text:style-name="P71"/>
      <text:p text:style-name="P71"/>
      <text:p text:style-name="P71"/>
      <text:p text:style-name="P71"/>
      <text:p text:style-name="P94"><text:span text:style-name="Strong_20_Emphasis"><text:span text:style-name="T9"/></text:span></text:p>
      <text:p text:style-name="P94"><text:span text:style-name="Strong_20_Emphasis"><text:span text:style-name="T9"/></text:span></text:p>
      <text:p text:style-name="P94"><text:span text:style-name="Strong_20_Emphasis"><text:span text:style-name="T9"/></text:span></text:p>
      <text:p text:style-name="P71"><text:soft-page-break/><text:line-break/><text:line-break/>é è à ù â ê î ô û ë ï ü ç œ æ É È À Ù Â Ê Î Ô Û Ë Ï Ü Ç Œ Æ</text:p>
      <text:p text:style-name="P71"/>
      <text:p text:style-name="P7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5-03-25T19:02:25.889993545</dc:date>
    <meta:editing-duration>PT11H51M58S</meta:editing-duration>
    <meta:editing-cycles>96</meta:editing-cycles>
    <meta:generator>LibreOffice/24.2.7.2$Linux_X86_64 LibreOffice_project/420$Build-2</meta:generator>
    <meta:document-statistic meta:table-count="3" meta:image-count="0" meta:object-count="0" meta:page-count="29" meta:paragraph-count="631" meta:word-count="5524" meta:character-count="24566" meta:non-whitespace-character-count="18638"/>
  </office:meta>
</office:document-meta>
</file>